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Nomes_20_de_20_arquiv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 style:data-style-name="N113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30)" table:allow-empty-cell="true" table:base-cell-address="Main.A2">
          <table:error-message table:message-type="stop" table:title="Validação" table:display="true">
            <text:p>São apenas permitidos nomes que tem de 1 a 30 letras.</text:p>
          </table:error-message>
        </table:content-validation>
        <table:content-validation table:name="val2" table:base-cell-address="Main.D1">
          <table:error-message table:message-type="stop" table:display="true"/>
        </table:content-validation>
        <table:content-validation table:name="val3" table:condition="of:cell-content-is-decimal-number() and cell-content()!=-10000000000.1235" table:allow-empty-cell="true" table:base-cell-address="Main.B4">
          <table:error-message table:message-type="warning" table:title="Validação" table:display="true">
            <text:p>São permitidos apenas valores reais nessas células!</text:p>
            <text:p/>
            <text:p>Esta mensagem também aparece se há o número '-10000000000,1235' na tabela, neste caso tudo bem.</text:p>
          </table:error-message>
        </table:content-validation>
        <table:content-validation table:name="val4" table:base-cell-address="Compare.B3">
          <table:error-message table:message-type="information" table:display="true"/>
        </table:content-validation>
      </table:content-validations>
      <table:table table:name="Nomes de arquivo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1023" table:default-cell-style-name="ce1"/>
        <table:table-row table:style-name="ro1">
          <table:table-cell office:value-type="string" calcext:value-type="string">
            <text:p>Nomes dos arquivos: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1_n100_m0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2_n100_m02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3_n100_m0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4_n100_m04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5_n200_m02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6_n200_m04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7_n200_m06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8_n200_m08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09_n300_m0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0_n300_m06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1_n300_m09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2_n300_m12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3_n400_m04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4_n400_m08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5_n400_m12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6_n400_m16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7_n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8_n500_m1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19_n500_m1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b_20_n500_m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apacidade máxima é de 20 instâncias</text:p>
          </table:table-cell>
          <table:table-cell table:number-columns-repeated="1023"/>
        </table:table-row>
        <table:table-row table:style-name="ro1" table:visibility="collapse" table:number-rows-repeated="104855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in" table:style-name="ta2" table:protected="true">
        <loext:table-protection loext:select-protected-cells="true" loext:select-unprotected-cells="true"/>
        <table:table-column table:style-name="co3" table:default-cell-style-name="ce9"/>
        <table:table-column table:style-name="co4" table:number-columns-repeated="20" table:default-cell-style-name="ce9"/>
        <table:table-column table:style-name="co4" table:visibility="collapse" table:number-columns-repeated="971" table:default-cell-style-name="ce9"/>
        <table:table-column table:style-name="co4" table:visibility="collapse" table:number-columns-repeated="32" table:default-cell-style-name="ce12"/>
        <table:table-row table:style-name="ro2">
          <table:table-cell table:style-name="ce5" office:value-type="string" calcext:value-type="string" table:number-columns-spanned="1" table:number-rows-spanned="3">
            <text:p>Instancias</text:p>
          </table:table-cell>
          <table:table-cell table:style-name="ce5" office:value-type="string" calcext:value-type="string" table:number-columns-spanned="20" table:number-rows-spanned="1">
            <text:p>Soluções</text:p>
          </table:table-cell>
          <table:covered-table-cell table:number-columns-repeated="3" table:style-name="ce6"/>
          <table:covered-table-cell table:number-columns-repeated="16"/>
          <table:table-cell table:number-columns-repeated="1003"/>
        </table:table-row>
        <table:table-row table:style-name="ro2">
          <table:covered-table-cell table:style-name="ce6"/>
          <table:table-cell table:style-name="ce5" office:value-type="string" calcext:value-type="string" table:number-columns-spanned="2" table:number-rows-spanned="1">
            <text:p>Execução 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10</text:p>
          </table:table-cell>
          <table:covered-table-cell table:style-name="ce6"/>
          <table:table-cell table:number-columns-repeated="1003"/>
        </table:table-row>
        <table:table-row table:style-name="ro2">
          <table:covered-table-cell table:style-name="ce6"/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number-columns-repeated="1003"/>
        </table:table-row>
        <table:table-row table:style-name="ro2">
          <table:table-cell table:style-name="ce8" table:formula="of:=[$'Nomes de arquivos'.A2]" office:value-type="string" office:string-value="SOM-b_01_n100_m010" calcext:value-type="string">
            <text:p>SOM-b_01_n100_m010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4265" calcext:value-type="float">
            <text:p>0,034265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496" calcext:value-type="float">
            <text:p>0,03496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5386" calcext:value-type="float">
            <text:p>0,035386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1054" calcext:value-type="float">
            <text:p>0,031054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2858" calcext:value-type="float">
            <text:p>0,032858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463" calcext:value-type="float">
            <text:p>0,03463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9861" calcext:value-type="float">
            <text:p>0,039861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28312" calcext:value-type="float">
            <text:p>0,028312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1157" calcext:value-type="float">
            <text:p>0,031157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1627" calcext:value-type="float">
            <text:p>0,031627</text:p>
          </table:table-cell>
          <table:table-cell table:number-columns-repeated="1003"/>
        </table:table-row>
        <table:table-row table:style-name="ro2">
          <table:table-cell table:style-name="ce8" table:formula="of:=[$'Nomes de arquivos'.A3]" office:value-type="string" office:string-value="SOM-b_02_n100_m020" calcext:value-type="string">
            <text:p>SOM-b_02_n100_m020</text:p>
          </table:table-cell>
          <table:table-cell table:style-name="ce11" table:content-validation-name="val3" office:value-type="float" office:value="514" calcext:value-type="float">
            <text:p>514</text:p>
          </table:table-cell>
          <table:table-cell table:style-name="ce11" table:content-validation-name="val3" office:value-type="float" office:value="0.03088" calcext:value-type="float">
            <text:p>0,03088</text:p>
          </table:table-cell>
          <table:table-cell table:style-name="ce11" table:content-validation-name="val3" office:value-type="float" office:value="514" calcext:value-type="float">
            <text:p>514</text:p>
          </table:table-cell>
          <table:table-cell table:style-name="ce11" table:content-validation-name="val3" office:value-type="float" office:value="0.029954" calcext:value-type="float">
            <text:p>0,029954</text:p>
          </table:table-cell>
          <table:table-cell table:style-name="ce11" table:content-validation-name="val3" office:value-type="float" office:value="511" calcext:value-type="float">
            <text:p>511</text:p>
          </table:table-cell>
          <table:table-cell table:style-name="ce11" table:content-validation-name="val3" office:value-type="float" office:value="0.041055" calcext:value-type="float">
            <text:p>0,041055</text:p>
          </table:table-cell>
          <table:table-cell table:style-name="ce11" table:content-validation-name="val3" office:value-type="float" office:value="514" calcext:value-type="float">
            <text:p>514</text:p>
          </table:table-cell>
          <table:table-cell table:style-name="ce11" table:content-validation-name="val3" office:value-type="float" office:value="0.028694" calcext:value-type="float">
            <text:p>0,028694</text:p>
          </table:table-cell>
          <table:table-cell table:style-name="ce11" table:content-validation-name="val3" office:value-type="float" office:value="511" calcext:value-type="float">
            <text:p>511</text:p>
          </table:table-cell>
          <table:table-cell table:style-name="ce11" table:content-validation-name="val3" office:value-type="float" office:value="0.040649" calcext:value-type="float">
            <text:p>0,040649</text:p>
          </table:table-cell>
          <table:table-cell table:style-name="ce11" table:content-validation-name="val3" office:value-type="float" office:value="514" calcext:value-type="float">
            <text:p>514</text:p>
          </table:table-cell>
          <table:table-cell table:style-name="ce11" table:content-validation-name="val3" office:value-type="float" office:value="0.03542" calcext:value-type="float">
            <text:p>0,03542</text:p>
          </table:table-cell>
          <table:table-cell table:style-name="ce11" table:content-validation-name="val3" office:value-type="float" office:value="514" calcext:value-type="float">
            <text:p>514</text:p>
          </table:table-cell>
          <table:table-cell table:style-name="ce11" table:content-validation-name="val3" office:value-type="float" office:value="0.035554" calcext:value-type="float">
            <text:p>0,035554</text:p>
          </table:table-cell>
          <table:table-cell table:style-name="ce11" table:content-validation-name="val3" office:value-type="float" office:value="514" calcext:value-type="float">
            <text:p>514</text:p>
          </table:table-cell>
          <table:table-cell table:style-name="ce11" table:content-validation-name="val3" office:value-type="float" office:value="0.034749" calcext:value-type="float">
            <text:p>0,034749</text:p>
          </table:table-cell>
          <table:table-cell table:style-name="ce11" table:content-validation-name="val3" office:value-type="float" office:value="514" calcext:value-type="float">
            <text:p>514</text:p>
          </table:table-cell>
          <table:table-cell table:style-name="ce11" table:content-validation-name="val3" office:value-type="float" office:value="0.036221" calcext:value-type="float">
            <text:p>0,036221</text:p>
          </table:table-cell>
          <table:table-cell table:style-name="ce11" table:content-validation-name="val3" office:value-type="float" office:value="514" calcext:value-type="float">
            <text:p>514</text:p>
          </table:table-cell>
          <table:table-cell table:style-name="ce11" table:content-validation-name="val3" office:value-type="float" office:value="0.029553" calcext:value-type="float">
            <text:p>0,029553</text:p>
          </table:table-cell>
          <table:table-cell table:number-columns-repeated="1003"/>
        </table:table-row>
        <table:table-row table:style-name="ro2">
          <table:table-cell table:style-name="ce8" table:formula="of:=[$'Nomes de arquivos'.A4]" office:value-type="string" office:string-value="SOM-b_03_n100_m030" calcext:value-type="string">
            <text:p>SOM-b_03_n100_m030</text:p>
          </table:table-cell>
          <table:table-cell table:style-name="ce11" table:content-validation-name="val3" office:value-type="float" office:value="1424" calcext:value-type="float">
            <text:p>1424</text:p>
          </table:table-cell>
          <table:table-cell table:style-name="ce11" table:content-validation-name="val3" office:value-type="float" office:value="0.046348" calcext:value-type="float">
            <text:p>0,046348</text:p>
          </table:table-cell>
          <table:table-cell table:style-name="ce11" table:content-validation-name="val3" office:value-type="float" office:value="1428" calcext:value-type="float">
            <text:p>1428</text:p>
          </table:table-cell>
          <table:table-cell table:style-name="ce11" table:content-validation-name="val3" office:value-type="float" office:value="0.048438" calcext:value-type="float">
            <text:p>0,048438</text:p>
          </table:table-cell>
          <table:table-cell table:style-name="ce11" table:content-validation-name="val3" office:value-type="float" office:value="1424" calcext:value-type="float">
            <text:p>1424</text:p>
          </table:table-cell>
          <table:table-cell table:style-name="ce11" table:content-validation-name="val3" office:value-type="float" office:value="0.057314" calcext:value-type="float">
            <text:p>0,057314</text:p>
          </table:table-cell>
          <table:table-cell table:style-name="ce11" table:content-validation-name="val3" office:value-type="float" office:value="1424" calcext:value-type="float">
            <text:p>1424</text:p>
          </table:table-cell>
          <table:table-cell table:style-name="ce11" table:content-validation-name="val3" office:value-type="float" office:value="0.054014" calcext:value-type="float">
            <text:p>0,054014</text:p>
          </table:table-cell>
          <table:table-cell table:style-name="ce11" table:content-validation-name="val3" office:value-type="float" office:value="1425" calcext:value-type="float">
            <text:p>1425</text:p>
          </table:table-cell>
          <table:table-cell table:style-name="ce11" table:content-validation-name="val3" office:value-type="float" office:value="0.027409" calcext:value-type="float">
            <text:p>0,027409</text:p>
          </table:table-cell>
          <table:table-cell table:style-name="ce11" table:content-validation-name="val3" office:value-type="float" office:value="1423" calcext:value-type="float">
            <text:p>1423</text:p>
          </table:table-cell>
          <table:table-cell table:style-name="ce11" table:content-validation-name="val3" office:value-type="float" office:value="0.035171" calcext:value-type="float">
            <text:p>0,035171</text:p>
          </table:table-cell>
          <table:table-cell table:style-name="ce11" table:content-validation-name="val3" office:value-type="float" office:value="1437" calcext:value-type="float">
            <text:p>1437</text:p>
          </table:table-cell>
          <table:table-cell table:style-name="ce11" table:content-validation-name="val3" office:value-type="float" office:value="0.027484" calcext:value-type="float">
            <text:p>0,027484</text:p>
          </table:table-cell>
          <table:table-cell table:style-name="ce11" table:content-validation-name="val3" office:value-type="float" office:value="1434" calcext:value-type="float">
            <text:p>1434</text:p>
          </table:table-cell>
          <table:table-cell table:style-name="ce11" table:content-validation-name="val3" office:value-type="float" office:value="0.038765" calcext:value-type="float">
            <text:p>0,038765</text:p>
          </table:table-cell>
          <table:table-cell table:style-name="ce11" table:content-validation-name="val3" office:value-type="float" office:value="1423" calcext:value-type="float">
            <text:p>1423</text:p>
          </table:table-cell>
          <table:table-cell table:style-name="ce11" table:content-validation-name="val3" office:value-type="float" office:value="0.039638" calcext:value-type="float">
            <text:p>0,039638</text:p>
          </table:table-cell>
          <table:table-cell table:style-name="ce11" table:content-validation-name="val3" office:value-type="float" office:value="1424" calcext:value-type="float">
            <text:p>1424</text:p>
          </table:table-cell>
          <table:table-cell table:style-name="ce11" table:content-validation-name="val3" office:value-type="float" office:value="0.041395" calcext:value-type="float">
            <text:p>0,041395</text:p>
          </table:table-cell>
          <table:table-cell table:number-columns-repeated="1003"/>
        </table:table-row>
        <table:table-row table:style-name="ro2">
          <table:table-cell table:style-name="ce8" table:formula="of:=[$'Nomes de arquivos'.A5]" office:value-type="string" office:string-value="SOM-b_04_n100_m040" calcext:value-type="string">
            <text:p>SOM-b_04_n100_m040</text:p>
          </table:table-cell>
          <table:table-cell table:style-name="ce11" table:content-validation-name="val3" office:value-type="float" office:value="2840" calcext:value-type="float">
            <text:p>2840</text:p>
          </table:table-cell>
          <table:table-cell table:style-name="ce11" table:content-validation-name="val3" office:value-type="float" office:value="0.061296" calcext:value-type="float">
            <text:p>0,061296</text:p>
          </table:table-cell>
          <table:table-cell table:style-name="ce11" table:content-validation-name="val3" office:value-type="float" office:value="2842" calcext:value-type="float">
            <text:p>2842</text:p>
          </table:table-cell>
          <table:table-cell table:style-name="ce11" table:content-validation-name="val3" office:value-type="float" office:value="0.049596" calcext:value-type="float">
            <text:p>0,049596</text:p>
          </table:table-cell>
          <table:table-cell table:style-name="ce11" table:content-validation-name="val3" office:value-type="float" office:value="2842" calcext:value-type="float">
            <text:p>2842</text:p>
          </table:table-cell>
          <table:table-cell table:style-name="ce11" table:content-validation-name="val3" office:value-type="float" office:value="0.049083" calcext:value-type="float">
            <text:p>0,049083</text:p>
          </table:table-cell>
          <table:table-cell table:style-name="ce11" table:content-validation-name="val3" office:value-type="float" office:value="2842" calcext:value-type="float">
            <text:p>2842</text:p>
          </table:table-cell>
          <table:table-cell table:style-name="ce11" table:content-validation-name="val3" office:value-type="float" office:value="0.039601" calcext:value-type="float">
            <text:p>0,039601</text:p>
          </table:table-cell>
          <table:table-cell table:style-name="ce11" table:content-validation-name="val3" office:value-type="float" office:value="2842" calcext:value-type="float">
            <text:p>2842</text:p>
          </table:table-cell>
          <table:table-cell table:style-name="ce11" table:content-validation-name="val3" office:value-type="float" office:value="0.047952" calcext:value-type="float">
            <text:p>0,047952</text:p>
          </table:table-cell>
          <table:table-cell table:style-name="ce11" table:content-validation-name="val3" office:value-type="float" office:value="2842" calcext:value-type="float">
            <text:p>2842</text:p>
          </table:table-cell>
          <table:table-cell table:style-name="ce11" table:content-validation-name="val3" office:value-type="float" office:value="0.045071" calcext:value-type="float">
            <text:p>0,045071</text:p>
          </table:table-cell>
          <table:table-cell table:style-name="ce11" table:content-validation-name="val3" office:value-type="float" office:value="2836" calcext:value-type="float">
            <text:p>2836</text:p>
          </table:table-cell>
          <table:table-cell table:style-name="ce11" table:content-validation-name="val3" office:value-type="float" office:value="0.03177" calcext:value-type="float">
            <text:p>0,03177</text:p>
          </table:table-cell>
          <table:table-cell table:style-name="ce11" table:content-validation-name="val3" office:value-type="float" office:value="2842" calcext:value-type="float">
            <text:p>2842</text:p>
          </table:table-cell>
          <table:table-cell table:style-name="ce11" table:content-validation-name="val3" office:value-type="float" office:value="0.047277" calcext:value-type="float">
            <text:p>0,047277</text:p>
          </table:table-cell>
          <table:table-cell table:style-name="ce11" table:content-validation-name="val3" office:value-type="float" office:value="2838" calcext:value-type="float">
            <text:p>2838</text:p>
          </table:table-cell>
          <table:table-cell table:style-name="ce11" table:content-validation-name="val3" office:value-type="float" office:value="0.053678" calcext:value-type="float">
            <text:p>0,053678</text:p>
          </table:table-cell>
          <table:table-cell table:style-name="ce11" table:content-validation-name="val3" office:value-type="float" office:value="2842" calcext:value-type="float">
            <text:p>2842</text:p>
          </table:table-cell>
          <table:table-cell table:style-name="ce11" table:content-validation-name="val3" office:value-type="float" office:value="0.054076" calcext:value-type="float">
            <text:p>0,054076</text:p>
          </table:table-cell>
          <table:table-cell table:number-columns-repeated="1003"/>
        </table:table-row>
        <table:table-row table:style-name="ro2">
          <table:table-cell table:style-name="ce8" table:formula="of:=[$'Nomes de arquivos'.A6]" office:value-type="string" office:string-value="SOM-b_05_n200_m020" calcext:value-type="string">
            <text:p>SOM-b_05_n200_m020</text:p>
          </table:table-cell>
          <table:table-cell table:style-name="ce11" table:content-validation-name="val3" office:value-type="float" office:value="478" calcext:value-type="float">
            <text:p>478</text:p>
          </table:table-cell>
          <table:table-cell table:style-name="ce11" table:content-validation-name="val3" office:value-type="float" office:value="0.078029" calcext:value-type="float">
            <text:p>0,078029</text:p>
          </table:table-cell>
          <table:table-cell table:style-name="ce11" table:content-validation-name="val3" office:value-type="float" office:value="474" calcext:value-type="float">
            <text:p>474</text:p>
          </table:table-cell>
          <table:table-cell table:style-name="ce11" table:content-validation-name="val3" office:value-type="float" office:value="0.110489" calcext:value-type="float">
            <text:p>0,110489</text:p>
          </table:table-cell>
          <table:table-cell table:style-name="ce11" table:content-validation-name="val3" office:value-type="float" office:value="476" calcext:value-type="float">
            <text:p>476</text:p>
          </table:table-cell>
          <table:table-cell table:style-name="ce11" table:content-validation-name="val3" office:value-type="float" office:value="0.165083" calcext:value-type="float">
            <text:p>0,165083</text:p>
          </table:table-cell>
          <table:table-cell table:style-name="ce11" table:content-validation-name="val3" office:value-type="float" office:value="479" calcext:value-type="float">
            <text:p>479</text:p>
          </table:table-cell>
          <table:table-cell table:style-name="ce11" table:content-validation-name="val3" office:value-type="float" office:value="0.141611" calcext:value-type="float">
            <text:p>0,141611</text:p>
          </table:table-cell>
          <table:table-cell table:style-name="ce11" table:content-validation-name="val3" office:value-type="float" office:value="474" calcext:value-type="float">
            <text:p>474</text:p>
          </table:table-cell>
          <table:table-cell table:style-name="ce11" table:content-validation-name="val3" office:value-type="float" office:value="0.136596" calcext:value-type="float">
            <text:p>0,136596</text:p>
          </table:table-cell>
          <table:table-cell table:style-name="ce11" table:content-validation-name="val3" office:value-type="float" office:value="479" calcext:value-type="float">
            <text:p>479</text:p>
          </table:table-cell>
          <table:table-cell table:style-name="ce11" table:content-validation-name="val3" office:value-type="float" office:value="0.143556" calcext:value-type="float">
            <text:p>0,143556</text:p>
          </table:table-cell>
          <table:table-cell table:style-name="ce11" table:content-validation-name="val3" office:value-type="float" office:value="479" calcext:value-type="float">
            <text:p>479</text:p>
          </table:table-cell>
          <table:table-cell table:style-name="ce11" table:content-validation-name="val3" office:value-type="float" office:value="0.128117" calcext:value-type="float">
            <text:p>0,128117</text:p>
          </table:table-cell>
          <table:table-cell table:style-name="ce11" table:content-validation-name="val3" office:value-type="float" office:value="474" calcext:value-type="float">
            <text:p>474</text:p>
          </table:table-cell>
          <table:table-cell table:style-name="ce11" table:content-validation-name="val3" office:value-type="float" office:value="0.152334" calcext:value-type="float">
            <text:p>0,152334</text:p>
          </table:table-cell>
          <table:table-cell table:style-name="ce11" table:content-validation-name="val3" office:value-type="float" office:value="478" calcext:value-type="float">
            <text:p>478</text:p>
          </table:table-cell>
          <table:table-cell table:style-name="ce11" table:content-validation-name="val3" office:value-type="float" office:value="0.140927" calcext:value-type="float">
            <text:p>0,140927</text:p>
          </table:table-cell>
          <table:table-cell table:style-name="ce11" table:content-validation-name="val3" office:value-type="float" office:value="479" calcext:value-type="float">
            <text:p>479</text:p>
          </table:table-cell>
          <table:table-cell table:style-name="ce11" table:content-validation-name="val3" office:value-type="float" office:value="0.119422" calcext:value-type="float">
            <text:p>0,119422</text:p>
          </table:table-cell>
          <table:table-cell table:number-columns-repeated="1003"/>
        </table:table-row>
        <table:table-row table:style-name="ro2">
          <table:table-cell table:style-name="ce8" table:formula="of:=[$'Nomes de arquivos'.A7]" office:value-type="string" office:string-value="SOM-b_06_n200_m040" calcext:value-type="string">
            <text:p>SOM-b_06_n200_m040</text:p>
          </table:table-cell>
          <table:table-cell table:style-name="ce11" table:content-validation-name="val3" office:value-type="float" office:value="2564" calcext:value-type="float">
            <text:p>2564</text:p>
          </table:table-cell>
          <table:table-cell table:style-name="ce11" table:content-validation-name="val3" office:value-type="float" office:value="0.132172" calcext:value-type="float">
            <text:p>0,132172</text:p>
          </table:table-cell>
          <table:table-cell table:style-name="ce11" table:content-validation-name="val3" office:value-type="float" office:value="2574" calcext:value-type="float">
            <text:p>2574</text:p>
          </table:table-cell>
          <table:table-cell table:style-name="ce11" table:content-validation-name="val3" office:value-type="float" office:value="0.204586" calcext:value-type="float">
            <text:p>0,204586</text:p>
          </table:table-cell>
          <table:table-cell table:style-name="ce11" table:content-validation-name="val3" office:value-type="float" office:value="2575" calcext:value-type="float">
            <text:p>2575</text:p>
          </table:table-cell>
          <table:table-cell table:style-name="ce11" table:content-validation-name="val3" office:value-type="float" office:value="0.152805" calcext:value-type="float">
            <text:p>0,152805</text:p>
          </table:table-cell>
          <table:table-cell table:style-name="ce11" table:content-validation-name="val3" office:value-type="float" office:value="2575" calcext:value-type="float">
            <text:p>2575</text:p>
          </table:table-cell>
          <table:table-cell table:style-name="ce11" table:content-validation-name="val3" office:value-type="float" office:value="0.135278" calcext:value-type="float">
            <text:p>0,135278</text:p>
          </table:table-cell>
          <table:table-cell table:style-name="ce11" table:content-validation-name="val3" office:value-type="float" office:value="2574" calcext:value-type="float">
            <text:p>2574</text:p>
          </table:table-cell>
          <table:table-cell table:style-name="ce11" table:content-validation-name="val3" office:value-type="float" office:value="0.15981" calcext:value-type="float">
            <text:p>0,15981</text:p>
          </table:table-cell>
          <table:table-cell table:style-name="ce11" table:content-validation-name="val3" office:value-type="float" office:value="2571" calcext:value-type="float">
            <text:p>2571</text:p>
          </table:table-cell>
          <table:table-cell table:style-name="ce11" table:content-validation-name="val3" office:value-type="float" office:value="0.137899" calcext:value-type="float">
            <text:p>0,137899</text:p>
          </table:table-cell>
          <table:table-cell table:style-name="ce11" table:content-validation-name="val3" office:value-type="float" office:value="2575" calcext:value-type="float">
            <text:p>2575</text:p>
          </table:table-cell>
          <table:table-cell table:style-name="ce11" table:content-validation-name="val3" office:value-type="float" office:value="0.114677" calcext:value-type="float">
            <text:p>0,114677</text:p>
          </table:table-cell>
          <table:table-cell table:style-name="ce11" table:content-validation-name="val3" office:value-type="float" office:value="2574" calcext:value-type="float">
            <text:p>2574</text:p>
          </table:table-cell>
          <table:table-cell table:style-name="ce11" table:content-validation-name="val3" office:value-type="float" office:value="0.147887" calcext:value-type="float">
            <text:p>0,147887</text:p>
          </table:table-cell>
          <table:table-cell table:style-name="ce11" table:content-validation-name="val3" office:value-type="float" office:value="2574" calcext:value-type="float">
            <text:p>2574</text:p>
          </table:table-cell>
          <table:table-cell table:style-name="ce11" table:content-validation-name="val3" office:value-type="float" office:value="0.162004" calcext:value-type="float">
            <text:p>0,162004</text:p>
          </table:table-cell>
          <table:table-cell table:style-name="ce11" table:content-validation-name="val3" office:value-type="float" office:value="2574" calcext:value-type="float">
            <text:p>2574</text:p>
          </table:table-cell>
          <table:table-cell table:style-name="ce11" table:content-validation-name="val3" office:value-type="float" office:value="0.139446" calcext:value-type="float">
            <text:p>0,139446</text:p>
          </table:table-cell>
          <table:table-cell table:number-columns-repeated="1003"/>
        </table:table-row>
        <table:table-row table:style-name="ro2">
          <table:table-cell table:style-name="ce8" table:formula="of:=[$'Nomes de arquivos'.A8]" office:value-type="string" office:string-value="SOM-b_07_n200_m060" calcext:value-type="string">
            <text:p>SOM-b_07_n200_m060</text:p>
          </table:table-cell>
          <table:table-cell table:style-name="ce11" table:content-validation-name="val3" office:value-type="float" office:value="6369" calcext:value-type="float">
            <text:p>6369</text:p>
          </table:table-cell>
          <table:table-cell table:style-name="ce11" table:content-validation-name="val3" office:value-type="float" office:value="0.155794" calcext:value-type="float">
            <text:p>0,155794</text:p>
          </table:table-cell>
          <table:table-cell table:style-name="ce11" table:content-validation-name="val3" office:value-type="float" office:value="6364" calcext:value-type="float">
            <text:p>6364</text:p>
          </table:table-cell>
          <table:table-cell table:style-name="ce11" table:content-validation-name="val3" office:value-type="float" office:value="0.137834" calcext:value-type="float">
            <text:p>0,137834</text:p>
          </table:table-cell>
          <table:table-cell table:style-name="ce11" table:content-validation-name="val3" office:value-type="float" office:value="6378" calcext:value-type="float">
            <text:p>6378</text:p>
          </table:table-cell>
          <table:table-cell table:style-name="ce11" table:content-validation-name="val3" office:value-type="float" office:value="0.16131" calcext:value-type="float">
            <text:p>0,16131</text:p>
          </table:table-cell>
          <table:table-cell table:style-name="ce11" table:content-validation-name="val3" office:value-type="float" office:value="6362" calcext:value-type="float">
            <text:p>6362</text:p>
          </table:table-cell>
          <table:table-cell table:style-name="ce11" table:content-validation-name="val3" office:value-type="float" office:value="0.233355" calcext:value-type="float">
            <text:p>0,233355</text:p>
          </table:table-cell>
          <table:table-cell table:style-name="ce11" table:content-validation-name="val3" office:value-type="float" office:value="6376" calcext:value-type="float">
            <text:p>6376</text:p>
          </table:table-cell>
          <table:table-cell table:style-name="ce11" table:content-validation-name="val3" office:value-type="float" office:value="0.198473" calcext:value-type="float">
            <text:p>0,198473</text:p>
          </table:table-cell>
          <table:table-cell table:style-name="ce11" table:content-validation-name="val3" office:value-type="float" office:value="6375" calcext:value-type="float">
            <text:p>6375</text:p>
          </table:table-cell>
          <table:table-cell table:style-name="ce11" table:content-validation-name="val3" office:value-type="float" office:value="0.173718" calcext:value-type="float">
            <text:p>0,173718</text:p>
          </table:table-cell>
          <table:table-cell table:style-name="ce11" table:content-validation-name="val3" office:value-type="float" office:value="6377" calcext:value-type="float">
            <text:p>6377</text:p>
          </table:table-cell>
          <table:table-cell table:style-name="ce11" table:content-validation-name="val3" office:value-type="float" office:value="0.122459" calcext:value-type="float">
            <text:p>0,122459</text:p>
          </table:table-cell>
          <table:table-cell table:style-name="ce11" table:content-validation-name="val3" office:value-type="float" office:value="6383" calcext:value-type="float">
            <text:p>6383</text:p>
          </table:table-cell>
          <table:table-cell table:style-name="ce11" table:content-validation-name="val3" office:value-type="float" office:value="0.175141" calcext:value-type="float">
            <text:p>0,175141</text:p>
          </table:table-cell>
          <table:table-cell table:style-name="ce11" table:content-validation-name="val3" office:value-type="float" office:value="6369" calcext:value-type="float">
            <text:p>6369</text:p>
          </table:table-cell>
          <table:table-cell table:style-name="ce11" table:content-validation-name="val3" office:value-type="float" office:value="0.223625" calcext:value-type="float">
            <text:p>0,223625</text:p>
          </table:table-cell>
          <table:table-cell table:style-name="ce11" table:content-validation-name="val3" office:value-type="float" office:value="6371" calcext:value-type="float">
            <text:p>6371</text:p>
          </table:table-cell>
          <table:table-cell table:style-name="ce11" table:content-validation-name="val3" office:value-type="float" office:value="0.210001" calcext:value-type="float">
            <text:p>0,210001</text:p>
          </table:table-cell>
          <table:table-cell table:number-columns-repeated="1003"/>
        </table:table-row>
        <table:table-row table:style-name="ro2">
          <table:table-cell table:style-name="ce8" table:formula="of:=[$'Nomes de arquivos'.A9]" office:value-type="string" office:string-value="SOM-b_08_n200_m080" calcext:value-type="string">
            <text:p>SOM-b_08_n200_m080</text:p>
          </table:table-cell>
          <table:table-cell table:style-name="ce11" table:content-validation-name="val3" office:value-type="float" office:value="12370" calcext:value-type="float">
            <text:p>12370</text:p>
          </table:table-cell>
          <table:table-cell table:style-name="ce11" table:content-validation-name="val3" office:value-type="float" office:value="0.146188" calcext:value-type="float">
            <text:p>0,146188</text:p>
          </table:table-cell>
          <table:table-cell table:style-name="ce11" table:content-validation-name="val3" office:value-type="float" office:value="12381" calcext:value-type="float">
            <text:p>12381</text:p>
          </table:table-cell>
          <table:table-cell table:style-name="ce11" table:content-validation-name="val3" office:value-type="float" office:value="0.178129" calcext:value-type="float">
            <text:p>0,178129</text:p>
          </table:table-cell>
          <table:table-cell table:style-name="ce11" table:content-validation-name="val3" office:value-type="float" office:value="12344" calcext:value-type="float">
            <text:p>12344</text:p>
          </table:table-cell>
          <table:table-cell table:style-name="ce11" table:content-validation-name="val3" office:value-type="float" office:value="0.243391" calcext:value-type="float">
            <text:p>0,243391</text:p>
          </table:table-cell>
          <table:table-cell table:style-name="ce11" table:content-validation-name="val3" office:value-type="float" office:value="12412" calcext:value-type="float">
            <text:p>12412</text:p>
          </table:table-cell>
          <table:table-cell table:style-name="ce11" table:content-validation-name="val3" office:value-type="float" office:value="0.213604" calcext:value-type="float">
            <text:p>0,213604</text:p>
          </table:table-cell>
          <table:table-cell table:style-name="ce11" table:content-validation-name="val3" office:value-type="float" office:value="12383" calcext:value-type="float">
            <text:p>12383</text:p>
          </table:table-cell>
          <table:table-cell table:style-name="ce11" table:content-validation-name="val3" office:value-type="float" office:value="0.224545" calcext:value-type="float">
            <text:p>0,224545</text:p>
          </table:table-cell>
          <table:table-cell table:style-name="ce11" table:content-validation-name="val3" office:value-type="float" office:value="12370" calcext:value-type="float">
            <text:p>12370</text:p>
          </table:table-cell>
          <table:table-cell table:style-name="ce11" table:content-validation-name="val3" office:value-type="float" office:value="0.237649" calcext:value-type="float">
            <text:p>0,237649</text:p>
          </table:table-cell>
          <table:table-cell table:style-name="ce11" table:content-validation-name="val3" office:value-type="float" office:value="12408" calcext:value-type="float">
            <text:p>12408</text:p>
          </table:table-cell>
          <table:table-cell table:style-name="ce11" table:content-validation-name="val3" office:value-type="float" office:value="0.191474" calcext:value-type="float">
            <text:p>0,191474</text:p>
          </table:table-cell>
          <table:table-cell table:style-name="ce11" table:content-validation-name="val3" office:value-type="float" office:value="12394" calcext:value-type="float">
            <text:p>12394</text:p>
          </table:table-cell>
          <table:table-cell table:style-name="ce11" table:content-validation-name="val3" office:value-type="float" office:value="0.202491" calcext:value-type="float">
            <text:p>0,202491</text:p>
          </table:table-cell>
          <table:table-cell table:style-name="ce11" table:content-validation-name="val3" office:value-type="float" office:value="12375" calcext:value-type="float">
            <text:p>12375</text:p>
          </table:table-cell>
          <table:table-cell table:style-name="ce11" table:content-validation-name="val3" office:value-type="float" office:value="0.22501" calcext:value-type="float">
            <text:p>0,22501</text:p>
          </table:table-cell>
          <table:table-cell table:style-name="ce11" table:content-validation-name="val3" office:value-type="float" office:value="12370" calcext:value-type="float">
            <text:p>12370</text:p>
          </table:table-cell>
          <table:table-cell table:style-name="ce11" table:content-validation-name="val3" office:value-type="float" office:value="0.192724" calcext:value-type="float">
            <text:p>0,192724</text:p>
          </table:table-cell>
          <table:table-cell table:number-columns-repeated="1003"/>
        </table:table-row>
        <table:table-row table:style-name="ro2">
          <table:table-cell table:style-name="ce8" table:formula="of:=[$'Nomes de arquivos'.A10]" office:value-type="string" office:string-value="SOM-b_09_n300_m030" calcext:value-type="string">
            <text:p>SOM-b_09_n300_m030</text:p>
          </table:table-cell>
          <table:table-cell table:style-name="ce11" table:content-validation-name="val3" office:value-type="float" office:value="1267" calcext:value-type="float">
            <text:p>1267</text:p>
          </table:table-cell>
          <table:table-cell table:style-name="ce11" table:content-validation-name="val3" office:value-type="float" office:value="0.510165" calcext:value-type="float">
            <text:p>0,510165</text:p>
          </table:table-cell>
          <table:table-cell table:style-name="ce11" table:content-validation-name="val3" office:value-type="float" office:value="1271" calcext:value-type="float">
            <text:p>1271</text:p>
          </table:table-cell>
          <table:table-cell table:style-name="ce11" table:content-validation-name="val3" office:value-type="float" office:value="0.442431" calcext:value-type="float">
            <text:p>0,442431</text:p>
          </table:table-cell>
          <table:table-cell table:style-name="ce11" table:content-validation-name="val3" office:value-type="float" office:value="1266" calcext:value-type="float">
            <text:p>1266</text:p>
          </table:table-cell>
          <table:table-cell table:style-name="ce11" table:content-validation-name="val3" office:value-type="float" office:value="0.505105" calcext:value-type="float">
            <text:p>0,505105</text:p>
          </table:table-cell>
          <table:table-cell table:style-name="ce11" table:content-validation-name="val3" office:value-type="float" office:value="1266" calcext:value-type="float">
            <text:p>1266</text:p>
          </table:table-cell>
          <table:table-cell table:style-name="ce11" table:content-validation-name="val3" office:value-type="float" office:value="0.453855" calcext:value-type="float">
            <text:p>0,453855</text:p>
          </table:table-cell>
          <table:table-cell table:style-name="ce11" table:content-validation-name="val3" office:value-type="float" office:value="1266" calcext:value-type="float">
            <text:p>1266</text:p>
          </table:table-cell>
          <table:table-cell table:style-name="ce11" table:content-validation-name="val3" office:value-type="float" office:value="0.449527" calcext:value-type="float">
            <text:p>0,449527</text:p>
          </table:table-cell>
          <table:table-cell table:style-name="ce11" table:content-validation-name="val3" office:value-type="float" office:value="1266" calcext:value-type="float">
            <text:p>1266</text:p>
          </table:table-cell>
          <table:table-cell table:style-name="ce11" table:content-validation-name="val3" office:value-type="float" office:value="0.432432" calcext:value-type="float">
            <text:p>0,432432</text:p>
          </table:table-cell>
          <table:table-cell table:style-name="ce11" table:content-validation-name="val3" office:value-type="float" office:value="1266" calcext:value-type="float">
            <text:p>1266</text:p>
          </table:table-cell>
          <table:table-cell table:style-name="ce11" table:content-validation-name="val3" office:value-type="float" office:value="0.504131" calcext:value-type="float">
            <text:p>0,504131</text:p>
          </table:table-cell>
          <table:table-cell table:style-name="ce11" table:content-validation-name="val3" office:value-type="float" office:value="1266" calcext:value-type="float">
            <text:p>1266</text:p>
          </table:table-cell>
          <table:table-cell table:style-name="ce11" table:content-validation-name="val3" office:value-type="float" office:value="0.406232" calcext:value-type="float">
            <text:p>0,406232</text:p>
          </table:table-cell>
          <table:table-cell table:style-name="ce11" table:content-validation-name="val3" office:value-type="float" office:value="1271" calcext:value-type="float">
            <text:p>1271</text:p>
          </table:table-cell>
          <table:table-cell table:style-name="ce11" table:content-validation-name="val3" office:value-type="float" office:value="0.438695" calcext:value-type="float">
            <text:p>0,438695</text:p>
          </table:table-cell>
          <table:table-cell table:style-name="ce11" table:content-validation-name="val3" office:value-type="float" office:value="1266" calcext:value-type="float">
            <text:p>1266</text:p>
          </table:table-cell>
          <table:table-cell table:style-name="ce11" table:content-validation-name="val3" office:value-type="float" office:value="0.465922" calcext:value-type="float">
            <text:p>0,465922</text:p>
          </table:table-cell>
          <table:table-cell table:number-columns-repeated="1003"/>
        </table:table-row>
        <table:table-row table:style-name="ro2">
          <table:table-cell table:style-name="ce8" table:formula="of:=[$'Nomes de arquivos'.A11]" office:value-type="string" office:string-value="SOM-b_10_n300_m060" calcext:value-type="string">
            <text:p>SOM-b_10_n300_m060</text:p>
          </table:table-cell>
          <table:table-cell table:style-name="ce11" table:content-validation-name="val3" office:value-type="float" office:value="6194" calcext:value-type="float">
            <text:p>6194</text:p>
          </table:table-cell>
          <table:table-cell table:style-name="ce11" table:content-validation-name="val3" office:value-type="float" office:value="0.418749" calcext:value-type="float">
            <text:p>0,418749</text:p>
          </table:table-cell>
          <table:table-cell table:style-name="ce11" table:content-validation-name="val3" office:value-type="float" office:value="6228" calcext:value-type="float">
            <text:p>6228</text:p>
          </table:table-cell>
          <table:table-cell table:style-name="ce11" table:content-validation-name="val3" office:value-type="float" office:value="0.434324" calcext:value-type="float">
            <text:p>0,434324</text:p>
          </table:table-cell>
          <table:table-cell table:style-name="ce11" table:content-validation-name="val3" office:value-type="float" office:value="6217" calcext:value-type="float">
            <text:p>6217</text:p>
          </table:table-cell>
          <table:table-cell table:style-name="ce11" table:content-validation-name="val3" office:value-type="float" office:value="0.475158" calcext:value-type="float">
            <text:p>0,475158</text:p>
          </table:table-cell>
          <table:table-cell table:style-name="ce11" table:content-validation-name="val3" office:value-type="float" office:value="6228" calcext:value-type="float">
            <text:p>6228</text:p>
          </table:table-cell>
          <table:table-cell table:style-name="ce11" table:content-validation-name="val3" office:value-type="float" office:value="0.580653" calcext:value-type="float">
            <text:p>0,580653</text:p>
          </table:table-cell>
          <table:table-cell table:style-name="ce11" table:content-validation-name="val3" office:value-type="float" office:value="6223" calcext:value-type="float">
            <text:p>6223</text:p>
          </table:table-cell>
          <table:table-cell table:style-name="ce11" table:content-validation-name="val3" office:value-type="float" office:value="0.603259" calcext:value-type="float">
            <text:p>0,603259</text:p>
          </table:table-cell>
          <table:table-cell table:style-name="ce11" table:content-validation-name="val3" office:value-type="float" office:value="6187" calcext:value-type="float">
            <text:p>6187</text:p>
          </table:table-cell>
          <table:table-cell table:style-name="ce11" table:content-validation-name="val3" office:value-type="float" office:value="0.59906" calcext:value-type="float">
            <text:p>0,59906</text:p>
          </table:table-cell>
          <table:table-cell table:style-name="ce11" table:content-validation-name="val3" office:value-type="float" office:value="6248" calcext:value-type="float">
            <text:p>6248</text:p>
          </table:table-cell>
          <table:table-cell table:style-name="ce11" table:content-validation-name="val3" office:value-type="float" office:value="0.463156" calcext:value-type="float">
            <text:p>0,463156</text:p>
          </table:table-cell>
          <table:table-cell table:style-name="ce11" table:content-validation-name="val3" office:value-type="float" office:value="6213" calcext:value-type="float">
            <text:p>6213</text:p>
          </table:table-cell>
          <table:table-cell table:style-name="ce11" table:content-validation-name="val3" office:value-type="float" office:value="0.549497" calcext:value-type="float">
            <text:p>0,549497</text:p>
          </table:table-cell>
          <table:table-cell table:style-name="ce11" table:content-validation-name="val3" office:value-type="float" office:value="6190" calcext:value-type="float">
            <text:p>6190</text:p>
          </table:table-cell>
          <table:table-cell table:style-name="ce11" table:content-validation-name="val3" office:value-type="float" office:value="0.607193" calcext:value-type="float">
            <text:p>0,607193</text:p>
          </table:table-cell>
          <table:table-cell table:style-name="ce11" table:content-validation-name="val3" office:value-type="float" office:value="6194" calcext:value-type="float">
            <text:p>6194</text:p>
          </table:table-cell>
          <table:table-cell table:style-name="ce11" table:content-validation-name="val3" office:value-type="float" office:value="0.433129" calcext:value-type="float">
            <text:p>0,433129</text:p>
          </table:table-cell>
          <table:table-cell table:number-columns-repeated="1003"/>
        </table:table-row>
        <table:table-row table:style-name="ro2">
          <table:table-cell table:style-name="ce8" table:formula="of:=[$'Nomes de arquivos'.A12]" office:value-type="string" office:string-value="SOM-b_11_n300_m090" calcext:value-type="string">
            <text:p>SOM-b_11_n300_m090</text:p>
          </table:table-cell>
          <table:table-cell table:style-name="ce11" table:content-validation-name="val3" office:value-type="float" office:value="15317" calcext:value-type="float">
            <text:p>15317</text:p>
          </table:table-cell>
          <table:table-cell table:style-name="ce11" table:content-validation-name="val3" office:value-type="float" office:value="0.646015" calcext:value-type="float">
            <text:p>0,646015</text:p>
          </table:table-cell>
          <table:table-cell table:style-name="ce11" table:content-validation-name="val3" office:value-type="float" office:value="15342" calcext:value-type="float">
            <text:p>15342</text:p>
          </table:table-cell>
          <table:table-cell table:style-name="ce11" table:content-validation-name="val3" office:value-type="float" office:value="0.499234" calcext:value-type="float">
            <text:p>0,499234</text:p>
          </table:table-cell>
          <table:table-cell table:style-name="ce11" table:content-validation-name="val3" office:value-type="float" office:value="15325" calcext:value-type="float">
            <text:p>15325</text:p>
          </table:table-cell>
          <table:table-cell table:style-name="ce11" table:content-validation-name="val3" office:value-type="float" office:value="0.589081" calcext:value-type="float">
            <text:p>0,589081</text:p>
          </table:table-cell>
          <table:table-cell table:style-name="ce11" table:content-validation-name="val3" office:value-type="float" office:value="15315" calcext:value-type="float">
            <text:p>15315</text:p>
          </table:table-cell>
          <table:table-cell table:style-name="ce11" table:content-validation-name="val3" office:value-type="float" office:value="0.565795" calcext:value-type="float">
            <text:p>0,565795</text:p>
          </table:table-cell>
          <table:table-cell table:style-name="ce11" table:content-validation-name="val3" office:value-type="float" office:value="15318" calcext:value-type="float">
            <text:p>15318</text:p>
          </table:table-cell>
          <table:table-cell table:style-name="ce11" table:content-validation-name="val3" office:value-type="float" office:value="0.677476" calcext:value-type="float">
            <text:p>0,677476</text:p>
          </table:table-cell>
          <table:table-cell table:style-name="ce11" table:content-validation-name="val3" office:value-type="float" office:value="15316" calcext:value-type="float">
            <text:p>15316</text:p>
          </table:table-cell>
          <table:table-cell table:style-name="ce11" table:content-validation-name="val3" office:value-type="float" office:value="0.598063" calcext:value-type="float">
            <text:p>0,598063</text:p>
          </table:table-cell>
          <table:table-cell table:style-name="ce11" table:content-validation-name="val3" office:value-type="float" office:value="15292" calcext:value-type="float">
            <text:p>15292</text:p>
          </table:table-cell>
          <table:table-cell table:style-name="ce11" table:content-validation-name="val3" office:value-type="float" office:value="0.481033" calcext:value-type="float">
            <text:p>0,481033</text:p>
          </table:table-cell>
          <table:table-cell table:style-name="ce11" table:content-validation-name="val3" office:value-type="float" office:value="15335" calcext:value-type="float">
            <text:p>15335</text:p>
          </table:table-cell>
          <table:table-cell table:style-name="ce11" table:content-validation-name="val3" office:value-type="float" office:value="0.591955" calcext:value-type="float">
            <text:p>0,591955</text:p>
          </table:table-cell>
          <table:table-cell table:style-name="ce11" table:content-validation-name="val3" office:value-type="float" office:value="15306" calcext:value-type="float">
            <text:p>15306</text:p>
          </table:table-cell>
          <table:table-cell table:style-name="ce11" table:content-validation-name="val3" office:value-type="float" office:value="0.552067" calcext:value-type="float">
            <text:p>0,552067</text:p>
          </table:table-cell>
          <table:table-cell table:style-name="ce11" table:content-validation-name="val3" office:value-type="float" office:value="15304" calcext:value-type="float">
            <text:p>15304</text:p>
          </table:table-cell>
          <table:table-cell table:style-name="ce11" table:content-validation-name="val3" office:value-type="float" office:value="0.691562" calcext:value-type="float">
            <text:p>0,691562</text:p>
          </table:table-cell>
          <table:table-cell table:number-columns-repeated="1003"/>
        </table:table-row>
        <table:table-row table:style-name="ro2">
          <table:table-cell table:style-name="ce8" table:formula="of:=[$'Nomes de arquivos'.A13]" office:value-type="string" office:string-value="SOM-b_12_n300_m120" calcext:value-type="string">
            <text:p>SOM-b_12_n300_m120</text:p>
          </table:table-cell>
          <table:table-cell table:style-name="ce11" table:content-validation-name="val3" office:value-type="float" office:value="28853" calcext:value-type="float">
            <text:p>28853</text:p>
          </table:table-cell>
          <table:table-cell table:style-name="ce11" table:content-validation-name="val3" office:value-type="float" office:value="0.484339" calcext:value-type="float">
            <text:p>0,484339</text:p>
          </table:table-cell>
          <table:table-cell table:style-name="ce11" table:content-validation-name="val3" office:value-type="float" office:value="28807" calcext:value-type="float">
            <text:p>28807</text:p>
          </table:table-cell>
          <table:table-cell table:style-name="ce11" table:content-validation-name="val3" office:value-type="float" office:value="0.598054" calcext:value-type="float">
            <text:p>0,598054</text:p>
          </table:table-cell>
          <table:table-cell table:style-name="ce11" table:content-validation-name="val3" office:value-type="float" office:value="28828" calcext:value-type="float">
            <text:p>28828</text:p>
          </table:table-cell>
          <table:table-cell table:style-name="ce11" table:content-validation-name="val3" office:value-type="float" office:value="0.806262" calcext:value-type="float">
            <text:p>0,806262</text:p>
          </table:table-cell>
          <table:table-cell table:style-name="ce11" table:content-validation-name="val3" office:value-type="float" office:value="28855" calcext:value-type="float">
            <text:p>28855</text:p>
          </table:table-cell>
          <table:table-cell table:style-name="ce11" table:content-validation-name="val3" office:value-type="float" office:value="0.704302" calcext:value-type="float">
            <text:p>0,704302</text:p>
          </table:table-cell>
          <table:table-cell table:style-name="ce11" table:content-validation-name="val3" office:value-type="float" office:value="28817" calcext:value-type="float">
            <text:p>28817</text:p>
          </table:table-cell>
          <table:table-cell table:style-name="ce11" table:content-validation-name="val3" office:value-type="float" office:value="0.670624" calcext:value-type="float">
            <text:p>0,670624</text:p>
          </table:table-cell>
          <table:table-cell table:style-name="ce11" table:content-validation-name="val3" office:value-type="float" office:value="28828" calcext:value-type="float">
            <text:p>28828</text:p>
          </table:table-cell>
          <table:table-cell table:style-name="ce11" table:content-validation-name="val3" office:value-type="float" office:value="0.616056" calcext:value-type="float">
            <text:p>0,616056</text:p>
          </table:table-cell>
          <table:table-cell table:style-name="ce11" table:content-validation-name="val3" office:value-type="float" office:value="28846" calcext:value-type="float">
            <text:p>28846</text:p>
          </table:table-cell>
          <table:table-cell table:style-name="ce11" table:content-validation-name="val3" office:value-type="float" office:value="0.627355" calcext:value-type="float">
            <text:p>0,627355</text:p>
          </table:table-cell>
          <table:table-cell table:style-name="ce11" table:content-validation-name="val3" office:value-type="float" office:value="28839" calcext:value-type="float">
            <text:p>28839</text:p>
          </table:table-cell>
          <table:table-cell table:style-name="ce11" table:content-validation-name="val3" office:value-type="float" office:value="0.451017" calcext:value-type="float">
            <text:p>0,451017</text:p>
          </table:table-cell>
          <table:table-cell table:style-name="ce11" table:content-validation-name="val3" office:value-type="float" office:value="28800" calcext:value-type="float">
            <text:p>28800</text:p>
          </table:table-cell>
          <table:table-cell table:style-name="ce11" table:content-validation-name="val3" office:value-type="float" office:value="0.604221" calcext:value-type="float">
            <text:p>0,604221</text:p>
          </table:table-cell>
          <table:table-cell table:style-name="ce11" table:content-validation-name="val3" office:value-type="float" office:value="28821" calcext:value-type="float">
            <text:p>28821</text:p>
          </table:table-cell>
          <table:table-cell table:style-name="ce11" table:content-validation-name="val3" office:value-type="float" office:value="0.430245" calcext:value-type="float">
            <text:p>0,430245</text:p>
          </table:table-cell>
          <table:table-cell table:number-columns-repeated="1003"/>
        </table:table-row>
        <table:table-row table:style-name="ro2">
          <table:table-cell table:style-name="ce8" table:formula="of:=[$'Nomes de arquivos'.A14]" office:value-type="string" office:string-value="SOM-b_13_n400_m040" calcext:value-type="string">
            <text:p>SOM-b_13_n400_m040</text:p>
          </table:table-cell>
          <table:table-cell table:style-name="ce11" table:content-validation-name="val3" office:value-type="float" office:value="2394" calcext:value-type="float">
            <text:p>2394</text:p>
          </table:table-cell>
          <table:table-cell table:style-name="ce11" table:content-validation-name="val3" office:value-type="float" office:value="0.987211" calcext:value-type="float">
            <text:p>0,987211</text:p>
          </table:table-cell>
          <table:table-cell table:style-name="ce11" table:content-validation-name="val3" office:value-type="float" office:value="2366" calcext:value-type="float">
            <text:p>2366</text:p>
          </table:table-cell>
          <table:table-cell table:style-name="ce11" table:content-validation-name="val3" office:value-type="float" office:value="0.795748" calcext:value-type="float">
            <text:p>0,795748</text:p>
          </table:table-cell>
          <table:table-cell table:style-name="ce11" table:content-validation-name="val3" office:value-type="float" office:value="2366" calcext:value-type="float">
            <text:p>2366</text:p>
          </table:table-cell>
          <table:table-cell table:style-name="ce11" table:content-validation-name="val3" office:value-type="float" office:value="0.776968" calcext:value-type="float">
            <text:p>0,776968</text:p>
          </table:table-cell>
          <table:table-cell table:style-name="ce11" table:content-validation-name="val3" office:value-type="float" office:value="2371" calcext:value-type="float">
            <text:p>2371</text:p>
          </table:table-cell>
          <table:table-cell table:style-name="ce11" table:content-validation-name="val3" office:value-type="float" office:value="0.951737" calcext:value-type="float">
            <text:p>0,951737</text:p>
          </table:table-cell>
          <table:table-cell table:style-name="ce11" table:content-validation-name="val3" office:value-type="float" office:value="2394" calcext:value-type="float">
            <text:p>2394</text:p>
          </table:table-cell>
          <table:table-cell table:style-name="ce11" table:content-validation-name="val3" office:value-type="float" office:value="0.918926" calcext:value-type="float">
            <text:p>0,918926</text:p>
          </table:table-cell>
          <table:table-cell table:style-name="ce11" table:content-validation-name="val3" office:value-type="float" office:value="2367" calcext:value-type="float">
            <text:p>2367</text:p>
          </table:table-cell>
          <table:table-cell table:style-name="ce11" table:content-validation-name="val3" office:value-type="float" office:value="0.863235" calcext:value-type="float">
            <text:p>0,863235</text:p>
          </table:table-cell>
          <table:table-cell table:style-name="ce11" table:content-validation-name="val3" office:value-type="float" office:value="2394" calcext:value-type="float">
            <text:p>2394</text:p>
          </table:table-cell>
          <table:table-cell table:style-name="ce11" table:content-validation-name="val3" office:value-type="float" office:value="0.7951" calcext:value-type="float">
            <text:p>0,7951</text:p>
          </table:table-cell>
          <table:table-cell table:style-name="ce11" table:content-validation-name="val3" office:value-type="float" office:value="2385" calcext:value-type="float">
            <text:p>2385</text:p>
          </table:table-cell>
          <table:table-cell table:style-name="ce11" table:content-validation-name="val3" office:value-type="float" office:value="0.612283" calcext:value-type="float">
            <text:p>0,612283</text:p>
          </table:table-cell>
          <table:table-cell table:style-name="ce11" table:content-validation-name="val3" office:value-type="float" office:value="2390" calcext:value-type="float">
            <text:p>2390</text:p>
          </table:table-cell>
          <table:table-cell table:style-name="ce11" table:content-validation-name="val3" office:value-type="float" office:value="0.757559" calcext:value-type="float">
            <text:p>0,757559</text:p>
          </table:table-cell>
          <table:table-cell table:style-name="ce11" table:content-validation-name="val3" office:value-type="float" office:value="2385" calcext:value-type="float">
            <text:p>2385</text:p>
          </table:table-cell>
          <table:table-cell table:style-name="ce11" table:content-validation-name="val3" office:value-type="float" office:value="0.623014" calcext:value-type="float">
            <text:p>0,623014</text:p>
          </table:table-cell>
          <table:table-cell table:number-columns-repeated="1003"/>
        </table:table-row>
        <table:table-row table:style-name="ro2">
          <table:table-cell table:style-name="ce8" table:formula="of:=[$'Nomes de arquivos'.A15]" office:value-type="string" office:string-value="SOM-b_14_n400_m080" calcext:value-type="string">
            <text:p>SOM-b_14_n400_m080</text:p>
          </table:table-cell>
          <table:table-cell table:style-name="ce11" table:content-validation-name="val3" office:value-type="float" office:value="11656" calcext:value-type="float">
            <text:p>11656</text:p>
          </table:table-cell>
          <table:table-cell table:style-name="ce11" table:content-validation-name="val3" office:value-type="float" office:value="0.773694" calcext:value-type="float">
            <text:p>0,773694</text:p>
          </table:table-cell>
          <table:table-cell table:style-name="ce11" table:content-validation-name="val3" office:value-type="float" office:value="11644" calcext:value-type="float">
            <text:p>11644</text:p>
          </table:table-cell>
          <table:table-cell table:style-name="ce11" table:content-validation-name="val3" office:value-type="float" office:value="1.01894" calcext:value-type="float">
            <text:p>1,01894</text:p>
          </table:table-cell>
          <table:table-cell table:style-name="ce11" table:content-validation-name="val3" office:value-type="float" office:value="11631" calcext:value-type="float">
            <text:p>11631</text:p>
          </table:table-cell>
          <table:table-cell table:style-name="ce11" table:content-validation-name="val3" office:value-type="float" office:value="0.96003" calcext:value-type="float">
            <text:p>0,96003</text:p>
          </table:table-cell>
          <table:table-cell table:style-name="ce11" table:content-validation-name="val3" office:value-type="float" office:value="11648" calcext:value-type="float">
            <text:p>11648</text:p>
          </table:table-cell>
          <table:table-cell table:style-name="ce11" table:content-validation-name="val3" office:value-type="float" office:value="0.722633" calcext:value-type="float">
            <text:p>0,722633</text:p>
          </table:table-cell>
          <table:table-cell table:style-name="ce11" table:content-validation-name="val3" office:value-type="float" office:value="11614" calcext:value-type="float">
            <text:p>11614</text:p>
          </table:table-cell>
          <table:table-cell table:style-name="ce11" table:content-validation-name="val3" office:value-type="float" office:value="1.06989" calcext:value-type="float">
            <text:p>1,06989</text:p>
          </table:table-cell>
          <table:table-cell table:style-name="ce11" table:content-validation-name="val3" office:value-type="float" office:value="11635" calcext:value-type="float">
            <text:p>11635</text:p>
          </table:table-cell>
          <table:table-cell table:style-name="ce11" table:content-validation-name="val3" office:value-type="float" office:value="0.790317" calcext:value-type="float">
            <text:p>0,790317</text:p>
          </table:table-cell>
          <table:table-cell table:style-name="ce11" table:content-validation-name="val3" office:value-type="float" office:value="11550" calcext:value-type="float">
            <text:p>11550</text:p>
          </table:table-cell>
          <table:table-cell table:style-name="ce11" table:content-validation-name="val3" office:value-type="float" office:value="1.13704" calcext:value-type="float">
            <text:p>1,13704</text:p>
          </table:table-cell>
          <table:table-cell table:style-name="ce11" table:content-validation-name="val3" office:value-type="float" office:value="11643" calcext:value-type="float">
            <text:p>11643</text:p>
          </table:table-cell>
          <table:table-cell table:style-name="ce11" table:content-validation-name="val3" office:value-type="float" office:value="0.850235" calcext:value-type="float">
            <text:p>0,850235</text:p>
          </table:table-cell>
          <table:table-cell table:style-name="ce11" table:content-validation-name="val3" office:value-type="float" office:value="11636" calcext:value-type="float">
            <text:p>11636</text:p>
          </table:table-cell>
          <table:table-cell table:style-name="ce11" table:content-validation-name="val3" office:value-type="float" office:value="0.899467" calcext:value-type="float">
            <text:p>0,899467</text:p>
          </table:table-cell>
          <table:table-cell table:style-name="ce11" table:content-validation-name="val3" office:value-type="float" office:value="11628" calcext:value-type="float">
            <text:p>11628</text:p>
          </table:table-cell>
          <table:table-cell table:style-name="ce11" table:content-validation-name="val3" office:value-type="float" office:value="1.1098" calcext:value-type="float">
            <text:p>1,1098</text:p>
          </table:table-cell>
          <table:table-cell table:number-columns-repeated="1003"/>
        </table:table-row>
        <table:table-row table:style-name="ro2">
          <table:table-cell table:style-name="ce8" table:formula="of:=[$'Nomes de arquivos'.A16]" office:value-type="string" office:string-value="SOM-b_15_n400_m120" calcext:value-type="string">
            <text:p>SOM-b_15_n400_m120</text:p>
          </table:table-cell>
          <table:table-cell table:style-name="ce11" table:content-validation-name="val3" office:value-type="float" office:value="28122" calcext:value-type="float">
            <text:p>28122</text:p>
          </table:table-cell>
          <table:table-cell table:style-name="ce11" table:content-validation-name="val3" office:value-type="float" office:value="1.05317" calcext:value-type="float">
            <text:p>1,05317</text:p>
          </table:table-cell>
          <table:table-cell table:style-name="ce11" table:content-validation-name="val3" office:value-type="float" office:value="28090" calcext:value-type="float">
            <text:p>28090</text:p>
          </table:table-cell>
          <table:table-cell table:style-name="ce11" table:content-validation-name="val3" office:value-type="float" office:value="0.923548" calcext:value-type="float">
            <text:p>0,923548</text:p>
          </table:table-cell>
          <table:table-cell table:style-name="ce11" table:content-validation-name="val3" office:value-type="float" office:value="28146" calcext:value-type="float">
            <text:p>28146</text:p>
          </table:table-cell>
          <table:table-cell table:style-name="ce11" table:content-validation-name="val3" office:value-type="float" office:value="0.848964" calcext:value-type="float">
            <text:p>0,848964</text:p>
          </table:table-cell>
          <table:table-cell table:style-name="ce11" table:content-validation-name="val3" office:value-type="float" office:value="28077" calcext:value-type="float">
            <text:p>28077</text:p>
          </table:table-cell>
          <table:table-cell table:style-name="ce11" table:content-validation-name="val3" office:value-type="float" office:value="1.18065" calcext:value-type="float">
            <text:p>1,18065</text:p>
          </table:table-cell>
          <table:table-cell table:style-name="ce11" table:content-validation-name="val3" office:value-type="float" office:value="28113" calcext:value-type="float">
            <text:p>28113</text:p>
          </table:table-cell>
          <table:table-cell table:style-name="ce11" table:content-validation-name="val3" office:value-type="float" office:value="0.966035" calcext:value-type="float">
            <text:p>0,966035</text:p>
          </table:table-cell>
          <table:table-cell table:style-name="ce11" table:content-validation-name="val3" office:value-type="float" office:value="28137" calcext:value-type="float">
            <text:p>28137</text:p>
          </table:table-cell>
          <table:table-cell table:style-name="ce11" table:content-validation-name="val3" office:value-type="float" office:value="0.976358" calcext:value-type="float">
            <text:p>0,976358</text:p>
          </table:table-cell>
          <table:table-cell table:style-name="ce11" table:content-validation-name="val3" office:value-type="float" office:value="28169" calcext:value-type="float">
            <text:p>28169</text:p>
          </table:table-cell>
          <table:table-cell table:style-name="ce11" table:content-validation-name="val3" office:value-type="float" office:value="1.06541" calcext:value-type="float">
            <text:p>1,06541</text:p>
          </table:table-cell>
          <table:table-cell table:style-name="ce11" table:content-validation-name="val3" office:value-type="float" office:value="28153" calcext:value-type="float">
            <text:p>28153</text:p>
          </table:table-cell>
          <table:table-cell table:style-name="ce11" table:content-validation-name="val3" office:value-type="float" office:value="0.985418" calcext:value-type="float">
            <text:p>0,985418</text:p>
          </table:table-cell>
          <table:table-cell table:style-name="ce11" table:content-validation-name="val3" office:value-type="float" office:value="28170" calcext:value-type="float">
            <text:p>28170</text:p>
          </table:table-cell>
          <table:table-cell table:style-name="ce11" table:content-validation-name="val3" office:value-type="float" office:value="0.826348" calcext:value-type="float">
            <text:p>0,826348</text:p>
          </table:table-cell>
          <table:table-cell table:style-name="ce11" table:content-validation-name="val3" office:value-type="float" office:value="28146" calcext:value-type="float">
            <text:p>28146</text:p>
          </table:table-cell>
          <table:table-cell table:style-name="ce11" table:content-validation-name="val3" office:value-type="float" office:value="0.958501" calcext:value-type="float">
            <text:p>0,958501</text:p>
          </table:table-cell>
          <table:table-cell table:number-columns-repeated="1003"/>
        </table:table-row>
        <table:table-row table:style-name="ro2">
          <table:table-cell table:style-name="ce8" table:formula="of:=[$'Nomes de arquivos'.A17]" office:value-type="string" office:string-value="SOM-b_16_n400_m160" calcext:value-type="string">
            <text:p>SOM-b_16_n400_m160</text:p>
          </table:table-cell>
          <table:table-cell table:style-name="ce11" table:content-validation-name="val3" office:value-type="float" office:value="52138" calcext:value-type="float">
            <text:p>52138</text:p>
          </table:table-cell>
          <table:table-cell table:style-name="ce11" table:content-validation-name="val3" office:value-type="float" office:value="0.643819" calcext:value-type="float">
            <text:p>0,643819</text:p>
          </table:table-cell>
          <table:table-cell table:style-name="ce11" table:content-validation-name="val3" office:value-type="float" office:value="52157" calcext:value-type="float">
            <text:p>52157</text:p>
          </table:table-cell>
          <table:table-cell table:style-name="ce11" table:content-validation-name="val3" office:value-type="float" office:value="1.08037" calcext:value-type="float">
            <text:p>1,08037</text:p>
          </table:table-cell>
          <table:table-cell table:style-name="ce11" table:content-validation-name="val3" office:value-type="float" office:value="52152" calcext:value-type="float">
            <text:p>52152</text:p>
          </table:table-cell>
          <table:table-cell table:style-name="ce11" table:content-validation-name="val3" office:value-type="float" office:value="1.28191" calcext:value-type="float">
            <text:p>1,28191</text:p>
          </table:table-cell>
          <table:table-cell table:style-name="ce11" table:content-validation-name="val3" office:value-type="float" office:value="52184" calcext:value-type="float">
            <text:p>52184</text:p>
          </table:table-cell>
          <table:table-cell table:style-name="ce11" table:content-validation-name="val3" office:value-type="float" office:value="1.17145" calcext:value-type="float">
            <text:p>1,17145</text:p>
          </table:table-cell>
          <table:table-cell table:style-name="ce11" table:content-validation-name="val3" office:value-type="float" office:value="52102" calcext:value-type="float">
            <text:p>52102</text:p>
          </table:table-cell>
          <table:table-cell table:style-name="ce11" table:content-validation-name="val3" office:value-type="float" office:value="1.17554" calcext:value-type="float">
            <text:p>1,17554</text:p>
          </table:table-cell>
          <table:table-cell table:style-name="ce11" table:content-validation-name="val3" office:value-type="float" office:value="52170" calcext:value-type="float">
            <text:p>52170</text:p>
          </table:table-cell>
          <table:table-cell table:style-name="ce11" table:content-validation-name="val3" office:value-type="float" office:value="1.22231" calcext:value-type="float">
            <text:p>1,22231</text:p>
          </table:table-cell>
          <table:table-cell table:style-name="ce11" table:content-validation-name="val3" office:value-type="float" office:value="52161" calcext:value-type="float">
            <text:p>52161</text:p>
          </table:table-cell>
          <table:table-cell table:style-name="ce11" table:content-validation-name="val3" office:value-type="float" office:value="1.30061" calcext:value-type="float">
            <text:p>1,30061</text:p>
          </table:table-cell>
          <table:table-cell table:style-name="ce11" table:content-validation-name="val3" office:value-type="float" office:value="52166" calcext:value-type="float">
            <text:p>52166</text:p>
          </table:table-cell>
          <table:table-cell table:style-name="ce11" table:content-validation-name="val3" office:value-type="float" office:value="1.17372" calcext:value-type="float">
            <text:p>1,17372</text:p>
          </table:table-cell>
          <table:table-cell table:style-name="ce11" table:content-validation-name="val3" office:value-type="float" office:value="52142" calcext:value-type="float">
            <text:p>52142</text:p>
          </table:table-cell>
          <table:table-cell table:style-name="ce11" table:content-validation-name="val3" office:value-type="float" office:value="1.23062" calcext:value-type="float">
            <text:p>1,23062</text:p>
          </table:table-cell>
          <table:table-cell table:style-name="ce11" table:content-validation-name="val3" office:value-type="float" office:value="52101" calcext:value-type="float">
            <text:p>52101</text:p>
          </table:table-cell>
          <table:table-cell table:style-name="ce11" table:content-validation-name="val3" office:value-type="float" office:value="1.18712" calcext:value-type="float">
            <text:p>1,18712</text:p>
          </table:table-cell>
          <table:table-cell table:number-columns-repeated="1003"/>
        </table:table-row>
        <table:table-row table:style-name="ro2">
          <table:table-cell table:style-name="ce8" table:formula="of:=[$'Nomes de arquivos'.A18]" office:value-type="string" office:string-value="SOM-b_17_n500_m050" calcext:value-type="string">
            <text:p>SOM-b_17_n500_m050</text:p>
          </table:table-cell>
          <table:table-cell table:style-name="ce11" table:content-validation-name="val3" office:value-type="float" office:value="3946" calcext:value-type="float">
            <text:p>3946</text:p>
          </table:table-cell>
          <table:table-cell table:style-name="ce11" table:content-validation-name="val3" office:value-type="float" office:value="1.22396" calcext:value-type="float">
            <text:p>1,22396</text:p>
          </table:table-cell>
          <table:table-cell table:style-name="ce11" table:content-validation-name="val3" office:value-type="float" office:value="3957" calcext:value-type="float">
            <text:p>3957</text:p>
          </table:table-cell>
          <table:table-cell table:style-name="ce11" table:content-validation-name="val3" office:value-type="float" office:value="1.38844" calcext:value-type="float">
            <text:p>1,38844</text:p>
          </table:table-cell>
          <table:table-cell table:style-name="ce11" table:content-validation-name="val3" office:value-type="float" office:value="3985" calcext:value-type="float">
            <text:p>3985</text:p>
          </table:table-cell>
          <table:table-cell table:style-name="ce11" table:content-validation-name="val3" office:value-type="float" office:value="1.11138" calcext:value-type="float">
            <text:p>1,11138</text:p>
          </table:table-cell>
          <table:table-cell table:style-name="ce11" table:content-validation-name="val3" office:value-type="float" office:value="3982" calcext:value-type="float">
            <text:p>3982</text:p>
          </table:table-cell>
          <table:table-cell table:style-name="ce11" table:content-validation-name="val3" office:value-type="float" office:value="1.29738" calcext:value-type="float">
            <text:p>1,29738</text:p>
          </table:table-cell>
          <table:table-cell table:style-name="ce11" table:content-validation-name="val3" office:value-type="float" office:value="3963" calcext:value-type="float">
            <text:p>3963</text:p>
          </table:table-cell>
          <table:table-cell table:style-name="ce11" table:content-validation-name="val3" office:value-type="float" office:value="0.940311" calcext:value-type="float">
            <text:p>0,940311</text:p>
          </table:table-cell>
          <table:table-cell table:style-name="ce11" table:content-validation-name="val3" office:value-type="float" office:value="3955" calcext:value-type="float">
            <text:p>3955</text:p>
          </table:table-cell>
          <table:table-cell table:style-name="ce11" table:content-validation-name="val3" office:value-type="float" office:value="1.15469" calcext:value-type="float">
            <text:p>1,15469</text:p>
          </table:table-cell>
          <table:table-cell table:style-name="ce11" table:content-validation-name="val3" office:value-type="float" office:value="3947" calcext:value-type="float">
            <text:p>3947</text:p>
          </table:table-cell>
          <table:table-cell table:style-name="ce11" table:content-validation-name="val3" office:value-type="float" office:value="1.30092" calcext:value-type="float">
            <text:p>1,30092</text:p>
          </table:table-cell>
          <table:table-cell table:style-name="ce11" table:content-validation-name="val3" office:value-type="float" office:value="3955" calcext:value-type="float">
            <text:p>3955</text:p>
          </table:table-cell>
          <table:table-cell table:style-name="ce11" table:content-validation-name="val3" office:value-type="float" office:value="1.17898" calcext:value-type="float">
            <text:p>1,17898</text:p>
          </table:table-cell>
          <table:table-cell table:style-name="ce11" table:content-validation-name="val3" office:value-type="float" office:value="3979" calcext:value-type="float">
            <text:p>3979</text:p>
          </table:table-cell>
          <table:table-cell table:style-name="ce11" table:content-validation-name="val3" office:value-type="float" office:value="1.08933" calcext:value-type="float">
            <text:p>1,08933</text:p>
          </table:table-cell>
          <table:table-cell table:style-name="ce11" table:content-validation-name="val3" office:value-type="float" office:value="3998" calcext:value-type="float">
            <text:p>3998</text:p>
          </table:table-cell>
          <table:table-cell table:style-name="ce11" table:content-validation-name="val3" office:value-type="float" office:value="0.97994" calcext:value-type="float">
            <text:p>0,97994</text:p>
          </table:table-cell>
          <table:table-cell table:number-columns-repeated="1003"/>
        </table:table-row>
        <table:table-row table:style-name="ro2">
          <table:table-cell table:style-name="ce8" table:formula="of:=[$'Nomes de arquivos'.A19]" office:value-type="string" office:string-value="SOM-b_18_n500_m100" calcext:value-type="string">
            <text:p>SOM-b_18_n500_m100</text:p>
          </table:table-cell>
          <table:table-cell table:style-name="ce11" table:content-validation-name="val3" office:value-type="float" office:value="18769" calcext:value-type="float">
            <text:p>18769</text:p>
          </table:table-cell>
          <table:table-cell table:style-name="ce11" table:content-validation-name="val3" office:value-type="float" office:value="1.68403" calcext:value-type="float">
            <text:p>1,68403</text:p>
          </table:table-cell>
          <table:table-cell table:style-name="ce11" table:content-validation-name="val3" office:value-type="float" office:value="18820" calcext:value-type="float">
            <text:p>18820</text:p>
          </table:table-cell>
          <table:table-cell table:style-name="ce11" table:content-validation-name="val3" office:value-type="float" office:value="0.985916" calcext:value-type="float">
            <text:p>0,985916</text:p>
          </table:table-cell>
          <table:table-cell table:style-name="ce11" table:content-validation-name="val3" office:value-type="float" office:value="18780" calcext:value-type="float">
            <text:p>18780</text:p>
          </table:table-cell>
          <table:table-cell table:style-name="ce11" table:content-validation-name="val3" office:value-type="float" office:value="1.30992" calcext:value-type="float">
            <text:p>1,30992</text:p>
          </table:table-cell>
          <table:table-cell table:style-name="ce11" table:content-validation-name="val3" office:value-type="float" office:value="18775" calcext:value-type="float">
            <text:p>18775</text:p>
          </table:table-cell>
          <table:table-cell table:style-name="ce11" table:content-validation-name="val3" office:value-type="float" office:value="1.7728" calcext:value-type="float">
            <text:p>1,7728</text:p>
          </table:table-cell>
          <table:table-cell table:style-name="ce11" table:content-validation-name="val3" office:value-type="float" office:value="18760" calcext:value-type="float">
            <text:p>18760</text:p>
          </table:table-cell>
          <table:table-cell table:style-name="ce11" table:content-validation-name="val3" office:value-type="float" office:value="1.53266" calcext:value-type="float">
            <text:p>1,53266</text:p>
          </table:table-cell>
          <table:table-cell table:style-name="ce11" table:content-validation-name="val3" office:value-type="float" office:value="18731" calcext:value-type="float">
            <text:p>18731</text:p>
          </table:table-cell>
          <table:table-cell table:style-name="ce11" table:content-validation-name="val3" office:value-type="float" office:value="1.15588" calcext:value-type="float">
            <text:p>1,15588</text:p>
          </table:table-cell>
          <table:table-cell table:style-name="ce11" table:content-validation-name="val3" office:value-type="float" office:value="18752" calcext:value-type="float">
            <text:p>18752</text:p>
          </table:table-cell>
          <table:table-cell table:style-name="ce11" table:content-validation-name="val3" office:value-type="float" office:value="1.35575" calcext:value-type="float">
            <text:p>1,35575</text:p>
          </table:table-cell>
          <table:table-cell table:style-name="ce11" table:content-validation-name="val3" office:value-type="float" office:value="18741" calcext:value-type="float">
            <text:p>18741</text:p>
          </table:table-cell>
          <table:table-cell table:style-name="ce11" table:content-validation-name="val3" office:value-type="float" office:value="1.37723" calcext:value-type="float">
            <text:p>1,37723</text:p>
          </table:table-cell>
          <table:table-cell table:style-name="ce11" table:content-validation-name="val3" office:value-type="float" office:value="18809" calcext:value-type="float">
            <text:p>18809</text:p>
          </table:table-cell>
          <table:table-cell table:style-name="ce11" table:content-validation-name="val3" office:value-type="float" office:value="1.42086" calcext:value-type="float">
            <text:p>1,42086</text:p>
          </table:table-cell>
          <table:table-cell table:style-name="ce11" table:content-validation-name="val3" office:value-type="float" office:value="18725" calcext:value-type="float">
            <text:p>18725</text:p>
          </table:table-cell>
          <table:table-cell table:style-name="ce11" table:content-validation-name="val3" office:value-type="float" office:value="1.07512" calcext:value-type="float">
            <text:p>1,07512</text:p>
          </table:table-cell>
          <table:table-cell table:number-columns-repeated="1003"/>
        </table:table-row>
        <table:table-row table:style-name="ro2">
          <table:table-cell table:style-name="ce8" table:formula="of:=[$'Nomes de arquivos'.A20]" office:value-type="string" office:string-value="SOM-b_19_n500_m150" calcext:value-type="string">
            <text:p>SOM-b_19_n500_m150</text:p>
          </table:table-cell>
          <table:table-cell table:style-name="ce11" table:content-validation-name="val3" office:value-type="float" office:value="44601" calcext:value-type="float">
            <text:p>44601</text:p>
          </table:table-cell>
          <table:table-cell table:style-name="ce11" table:content-validation-name="val3" office:value-type="float" office:value="1.12021" calcext:value-type="float">
            <text:p>1,12021</text:p>
          </table:table-cell>
          <table:table-cell table:style-name="ce11" table:content-validation-name="val3" office:value-type="float" office:value="44674" calcext:value-type="float">
            <text:p>44674</text:p>
          </table:table-cell>
          <table:table-cell table:style-name="ce11" table:content-validation-name="val3" office:value-type="float" office:value="1.65384" calcext:value-type="float">
            <text:p>1,65384</text:p>
          </table:table-cell>
          <table:table-cell table:style-name="ce11" table:content-validation-name="val3" office:value-type="float" office:value="44738" calcext:value-type="float">
            <text:p>44738</text:p>
          </table:table-cell>
          <table:table-cell table:style-name="ce11" table:content-validation-name="val3" office:value-type="float" office:value="1.10427" calcext:value-type="float">
            <text:p>1,10427</text:p>
          </table:table-cell>
          <table:table-cell table:style-name="ce11" table:content-validation-name="val3" office:value-type="float" office:value="44648" calcext:value-type="float">
            <text:p>44648</text:p>
          </table:table-cell>
          <table:table-cell table:style-name="ce11" table:content-validation-name="val3" office:value-type="float" office:value="1.97956" calcext:value-type="float">
            <text:p>1,97956</text:p>
          </table:table-cell>
          <table:table-cell table:style-name="ce11" table:content-validation-name="val3" office:value-type="float" office:value="44584" calcext:value-type="float">
            <text:p>44584</text:p>
          </table:table-cell>
          <table:table-cell table:style-name="ce11" table:content-validation-name="val3" office:value-type="float" office:value="1.89344" calcext:value-type="float">
            <text:p>1,89344</text:p>
          </table:table-cell>
          <table:table-cell table:style-name="ce11" table:content-validation-name="val3" office:value-type="float" office:value="44677" calcext:value-type="float">
            <text:p>44677</text:p>
          </table:table-cell>
          <table:table-cell table:style-name="ce11" table:content-validation-name="val3" office:value-type="float" office:value="1.56137" calcext:value-type="float">
            <text:p>1,56137</text:p>
          </table:table-cell>
          <table:table-cell table:style-name="ce11" table:content-validation-name="val3" office:value-type="float" office:value="44691" calcext:value-type="float">
            <text:p>44691</text:p>
          </table:table-cell>
          <table:table-cell table:style-name="ce11" table:content-validation-name="val3" office:value-type="float" office:value="1.50882" calcext:value-type="float">
            <text:p>1,50882</text:p>
          </table:table-cell>
          <table:table-cell table:style-name="ce11" table:content-validation-name="val3" office:value-type="float" office:value="44716" calcext:value-type="float">
            <text:p>44716</text:p>
          </table:table-cell>
          <table:table-cell table:style-name="ce11" table:content-validation-name="val3" office:value-type="float" office:value="1.66687" calcext:value-type="float">
            <text:p>1,66687</text:p>
          </table:table-cell>
          <table:table-cell table:style-name="ce11" table:content-validation-name="val3" office:value-type="float" office:value="44698" calcext:value-type="float">
            <text:p>44698</text:p>
          </table:table-cell>
          <table:table-cell table:style-name="ce11" table:content-validation-name="val3" office:value-type="float" office:value="1.50943" calcext:value-type="float">
            <text:p>1,50943</text:p>
          </table:table-cell>
          <table:table-cell table:style-name="ce11" table:content-validation-name="val3" office:value-type="float" office:value="44669" calcext:value-type="float">
            <text:p>44669</text:p>
          </table:table-cell>
          <table:table-cell table:style-name="ce11" table:content-validation-name="val3" office:value-type="float" office:value="1.66507" calcext:value-type="float">
            <text:p>1,66507</text:p>
          </table:table-cell>
          <table:table-cell table:number-columns-repeated="1003"/>
        </table:table-row>
        <table:table-row table:style-name="ro2">
          <table:table-cell table:style-name="ce8" table:formula="of:=[$'Nomes de arquivos'.A21]" office:value-type="string" office:string-value="SOM-b_20_n500_m200" calcext:value-type="string">
            <text:p>SOM-b_20_n500_m200</text:p>
          </table:table-cell>
          <table:table-cell table:style-name="ce11" table:content-validation-name="val3" office:value-type="float" office:value="82356" calcext:value-type="float">
            <text:p>82356</text:p>
          </table:table-cell>
          <table:table-cell table:style-name="ce11" table:content-validation-name="val3" office:value-type="float" office:value="1.84673" calcext:value-type="float">
            <text:p>1,84673</text:p>
          </table:table-cell>
          <table:table-cell table:style-name="ce11" table:content-validation-name="val3" office:value-type="float" office:value="82312" calcext:value-type="float">
            <text:p>82312</text:p>
          </table:table-cell>
          <table:table-cell table:style-name="ce11" table:content-validation-name="val3" office:value-type="float" office:value="1.83201" calcext:value-type="float">
            <text:p>1,83201</text:p>
          </table:table-cell>
          <table:table-cell table:style-name="ce11" table:content-validation-name="val3" office:value-type="float" office:value="82256" calcext:value-type="float">
            <text:p>82256</text:p>
          </table:table-cell>
          <table:table-cell table:style-name="ce11" table:content-validation-name="val3" office:value-type="float" office:value="1.56206" calcext:value-type="float">
            <text:p>1,56206</text:p>
          </table:table-cell>
          <table:table-cell table:style-name="ce11" table:content-validation-name="val3" office:value-type="float" office:value="82331" calcext:value-type="float">
            <text:p>82331</text:p>
          </table:table-cell>
          <table:table-cell table:style-name="ce11" table:content-validation-name="val3" office:value-type="float" office:value="1.91756" calcext:value-type="float">
            <text:p>1,91756</text:p>
          </table:table-cell>
          <table:table-cell table:style-name="ce11" table:content-validation-name="val3" office:value-type="float" office:value="82315" calcext:value-type="float">
            <text:p>82315</text:p>
          </table:table-cell>
          <table:table-cell table:style-name="ce11" table:content-validation-name="val3" office:value-type="float" office:value="2.06581" calcext:value-type="float">
            <text:p>2,06581</text:p>
          </table:table-cell>
          <table:table-cell table:style-name="ce11" table:content-validation-name="val3" office:value-type="float" office:value="82359" calcext:value-type="float">
            <text:p>82359</text:p>
          </table:table-cell>
          <table:table-cell table:style-name="ce11" table:content-validation-name="val3" office:value-type="float" office:value="2.06755" calcext:value-type="float">
            <text:p>2,06755</text:p>
          </table:table-cell>
          <table:table-cell table:style-name="ce11" table:content-validation-name="val3" office:value-type="float" office:value="82284" calcext:value-type="float">
            <text:p>82284</text:p>
          </table:table-cell>
          <table:table-cell table:style-name="ce11" table:content-validation-name="val3" office:value-type="float" office:value="1.79007" calcext:value-type="float">
            <text:p>1,79007</text:p>
          </table:table-cell>
          <table:table-cell table:style-name="ce11" table:content-validation-name="val3" office:value-type="float" office:value="82315" calcext:value-type="float">
            <text:p>82315</text:p>
          </table:table-cell>
          <table:table-cell table:style-name="ce11" table:content-validation-name="val3" office:value-type="float" office:value="1.60874" calcext:value-type="float">
            <text:p>1,60874</text:p>
          </table:table-cell>
          <table:table-cell table:style-name="ce11" table:content-validation-name="val3" office:value-type="float" office:value="82319" calcext:value-type="float">
            <text:p>82319</text:p>
          </table:table-cell>
          <table:table-cell table:style-name="ce11" table:content-validation-name="val3" office:value-type="float" office:value="1.64164" calcext:value-type="float">
            <text:p>1,64164</text:p>
          </table:table-cell>
          <table:table-cell table:style-name="ce11" table:content-validation-name="val3" office:value-type="float" office:value="82313" calcext:value-type="float">
            <text:p>82313</text:p>
          </table:table-cell>
          <table:table-cell table:style-name="ce11" table:content-validation-name="val3" office:value-type="float" office:value="1.1637" calcext:value-type="float">
            <text:p>1,16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omatório</text:p>
          </table:table-cell>
          <table:table-cell table:style-name="ce16" table:formula="of:=SUM([.B4:.B23])" office:value-type="float" office:value="322237" calcext:value-type="float">
            <text:p>322237</text:p>
          </table:table-cell>
          <table:table-cell table:style-name="ce16" table:formula="of:=SUM([.C4:.C23])" office:value-type="float" office:value="12.077064" calcext:value-type="float">
            <text:p>12,077064</text:p>
          </table:table-cell>
          <table:table-cell table:style-name="ce16" table:formula="of:=SUM([.D4:.D23])" office:value-type="float" office:value="322310" calcext:value-type="float">
            <text:p>322310</text:p>
          </table:table-cell>
          <table:table-cell table:style-name="ce16" table:formula="of:=SUM([.E4:.E23])" office:value-type="float" office:value="12.446841" calcext:value-type="float">
            <text:p>12,446841</text:p>
          </table:table-cell>
          <table:table-cell table:style-name="ce16" table:formula="of:=SUM([.F4:.F23])" office:value-type="float" office:value="322305" calcext:value-type="float">
            <text:p>322305</text:p>
          </table:table-cell>
          <table:table-cell table:style-name="ce16" table:formula="of:=SUM([.G4:.G23])" office:value-type="float" office:value="12.236535" calcext:value-type="float">
            <text:p>12,236535</text:p>
          </table:table-cell>
          <table:table-cell table:style-name="ce16" table:formula="of:=SUM([.H4:.H23])" office:value-type="float" office:value="322353" calcext:value-type="float">
            <text:p>322353</text:p>
          </table:table-cell>
          <table:table-cell table:style-name="ce16" table:formula="of:=SUM([.I4:.I23])" office:value-type="float" office:value="14.175586" calcext:value-type="float">
            <text:p>14,175586</text:p>
          </table:table-cell>
          <table:table-cell table:style-name="ce16" table:formula="of:=SUM([.J4:.J23])" office:value-type="float" office:value="322119" calcext:value-type="float">
            <text:p>322119</text:p>
          </table:table-cell>
          <table:table-cell table:style-name="ce16" table:formula="of:=SUM([.K4:.K23])" office:value-type="float" office:value="13.83179" calcext:value-type="float">
            <text:p>13,83179</text:p>
          </table:table-cell>
          <table:table-cell table:style-name="ce16" table:formula="of:=SUM([.L4:.L23])" office:value-type="float" office:value="322267" calcext:value-type="float">
            <text:p>322267</text:p>
          </table:table-cell>
          <table:table-cell table:style-name="ce16" table:formula="of:=SUM([.M4:.M23])" office:value-type="float" office:value="12.880435" calcext:value-type="float">
            <text:p>12,880435</text:p>
          </table:table-cell>
          <table:table-cell table:style-name="ce16" table:formula="of:=SUM([.N4:.N23])" office:value-type="float" office:value="322291" calcext:value-type="float">
            <text:p>322291</text:p>
          </table:table-cell>
          <table:table-cell table:style-name="ce16" table:formula="of:=SUM([.O4:.O23])" office:value-type="float" office:value="13.020791" calcext:value-type="float">
            <text:p>13,020791</text:p>
          </table:table-cell>
          <table:table-cell table:style-name="ce16" table:formula="of:=SUM([.P4:.P23])" office:value-type="float" office:value="322407" calcext:value-type="float">
            <text:p>322407</text:p>
          </table:table-cell>
          <table:table-cell table:style-name="ce16" table:formula="of:=SUM([.Q4:.Q23])" office:value-type="float" office:value="12.279133" calcext:value-type="float">
            <text:p>12,279133</text:p>
          </table:table-cell>
          <table:table-cell table:style-name="ce16" table:formula="of:=SUM([.R4:.R23])" office:value-type="float" office:value="322346" calcext:value-type="float">
            <text:p>322346</text:p>
          </table:table-cell>
          <table:table-cell table:style-name="ce16" table:formula="of:=SUM([.S4:.S23])" office:value-type="float" office:value="12.48969" calcext:value-type="float">
            <text:p>12,48969</text:p>
          </table:table-cell>
          <table:table-cell table:style-name="ce16" table:formula="of:=SUM([.T4:.T23])" office:value-type="float" office:value="322189" calcext:value-type="float">
            <text:p>322189</text:p>
          </table:table-cell>
          <table:table-cell table:style-name="ce16" table:formula="of:=SUM([.U4:.U23])" office:value-type="float" office:value="11.601367" calcext:value-type="float">
            <text:p>11,60136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édia</text:p>
          </table:table-cell>
          <table:table-cell table:style-name="ce16" table:formula="of:=AVERAGE([.B4:.B23])" office:value-type="float" office:value="16111.85" calcext:value-type="float">
            <text:p>16111,85</text:p>
          </table:table-cell>
          <table:table-cell table:style-name="ce16" table:formula="of:=AVERAGE([.C4:.C23])" office:value-type="float" office:value="0.6038532" calcext:value-type="float">
            <text:p>0,603853</text:p>
          </table:table-cell>
          <table:table-cell table:style-name="ce16" table:formula="of:=AVERAGE([.D4:.D23])" office:value-type="float" office:value="16115.5" calcext:value-type="float">
            <text:p>16115,5</text:p>
          </table:table-cell>
          <table:table-cell table:style-name="ce16" table:formula="of:=AVERAGE([.E4:.E23])" office:value-type="float" office:value="0.62234205" calcext:value-type="float">
            <text:p>0,622342</text:p>
          </table:table-cell>
          <table:table-cell table:style-name="ce16" table:formula="of:=AVERAGE([.F4:.F23])" office:value-type="float" office:value="16115.25" calcext:value-type="float">
            <text:p>16115,25</text:p>
          </table:table-cell>
          <table:table-cell table:style-name="ce16" table:formula="of:=AVERAGE([.G4:.G23])" office:value-type="float" office:value="0.61182675" calcext:value-type="float">
            <text:p>0,611827</text:p>
          </table:table-cell>
          <table:table-cell table:style-name="ce16" table:formula="of:=AVERAGE([.H4:.H23])" office:value-type="float" office:value="16117.65" calcext:value-type="float">
            <text:p>16117,65</text:p>
          </table:table-cell>
          <table:table-cell table:style-name="ce16" table:formula="of:=AVERAGE([.I4:.I23])" office:value-type="float" office:value="0.7087793" calcext:value-type="float">
            <text:p>0,708779</text:p>
          </table:table-cell>
          <table:table-cell table:style-name="ce16" table:formula="of:=AVERAGE([.J4:.J23])" office:value-type="float" office:value="16105.95" calcext:value-type="float">
            <text:p>16105,95</text:p>
          </table:table-cell>
          <table:table-cell table:style-name="ce16" table:formula="of:=AVERAGE([.K4:.K23])" office:value-type="float" office:value="0.6915895" calcext:value-type="float">
            <text:p>0,69159</text:p>
          </table:table-cell>
          <table:table-cell table:style-name="ce16" table:formula="of:=AVERAGE([.L4:.L23])" office:value-type="float" office:value="16113.35" calcext:value-type="float">
            <text:p>16113,35</text:p>
          </table:table-cell>
          <table:table-cell table:style-name="ce16" table:formula="of:=AVERAGE([.M4:.M23])" office:value-type="float" office:value="0.64402175" calcext:value-type="float">
            <text:p>0,644022</text:p>
          </table:table-cell>
          <table:table-cell table:style-name="ce16" table:formula="of:=AVERAGE([.N4:.N23])" office:value-type="float" office:value="16114.55" calcext:value-type="float">
            <text:p>16114,55</text:p>
          </table:table-cell>
          <table:table-cell table:style-name="ce16" table:formula="of:=AVERAGE([.O4:.O23])" office:value-type="float" office:value="0.65103955" calcext:value-type="float">
            <text:p>0,65104</text:p>
          </table:table-cell>
          <table:table-cell table:style-name="ce16" table:formula="of:=AVERAGE([.P4:.P23])" office:value-type="float" office:value="16120.35" calcext:value-type="float">
            <text:p>16120,35</text:p>
          </table:table-cell>
          <table:table-cell table:style-name="ce16" table:formula="of:=AVERAGE([.Q4:.Q23])" office:value-type="float" office:value="0.61395665" calcext:value-type="float">
            <text:p>0,613957</text:p>
          </table:table-cell>
          <table:table-cell table:style-name="ce16" table:formula="of:=AVERAGE([.R4:.R23])" office:value-type="float" office:value="16117.3" calcext:value-type="float">
            <text:p>16117,3</text:p>
          </table:table-cell>
          <table:table-cell table:style-name="ce16" table:formula="of:=AVERAGE([.S4:.S23])" office:value-type="float" office:value="0.6244845" calcext:value-type="float">
            <text:p>0,624485</text:p>
          </table:table-cell>
          <table:table-cell table:style-name="ce16" table:formula="of:=AVERAGE([.T4:.T23])" office:value-type="float" office:value="16109.45" calcext:value-type="float">
            <text:p>16109,45</text:p>
          </table:table-cell>
          <table:table-cell table:style-name="ce16" table:formula="of:=AVERAGE([.U4:.U23])" office:value-type="float" office:value="0.58006835" calcext:value-type="float">
            <text:p>0,580068</text:p>
          </table:table-cell>
          <table:table-cell table:number-columns-repeated="1003"/>
        </table:table-row>
        <table:table-row table:style-name="ro2" table:visibility="collapse" table:number-rows-repeated="1046572">
          <table:table-cell table:content-validation-name="val2"/>
          <table:table-cell table:number-columns-repeated="1023"/>
        </table:table-row>
        <table:table-row table:style-name="ro3" table:visibility="collapse" table:number-rows-repeated="1978">
          <table:table-cell table:content-validation-name="val2"/>
          <table:table-cell table:number-columns-repeated="1023"/>
        </table:table-row>
        <table:table-row table:style-name="ro3" table:visibility="collapse">
          <table:table-cell table:content-validation-name="val2"/>
          <table:table-cell table:number-columns-repeated="1023"/>
        </table:table-row>
      </table:table>
      <table:table table:name="Compare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11" table:default-cell-style-name="ce9"/>
        <table:table-column table:style-name="co4" table:visibility="collapse" table:number-columns-repeated="987" table:default-cell-style-name="ce9"/>
        <table:table-column table:style-name="co5" table:visibility="collapse" table:number-columns-repeated="25" table:default-cell-style-name="ce12"/>
        <table:table-row table:style-name="ro2">
          <table:table-cell table:style-name="ce5" table:content-validation-name="val4" office:value-type="string" calcext:value-type="string" table:number-columns-spanned="1" table:number-rows-spanned="2">
            <text:p>Instancias</text:p>
          </table:table-cell>
          <table:table-cell table:style-name="ce5" table:content-validation-name="val4" office:value-type="string" calcext:value-type="string" table:number-columns-spanned="3" table:number-rows-spanned="1">
            <text:p>Exato</text:p>
          </table:table-cell>
          <table:covered-table-cell table:style-name="ce6" table:content-validation-name="val4"/>
          <table:covered-table-cell table:content-validation-name="val4"/>
          <table:table-cell table:style-name="ce15" table:content-validation-name="val4" office:value-type="string" calcext:value-type="string" table:number-columns-spanned="8" table:number-rows-spanned="1">
            <text:p>auto_alpha_VNS – Resumo</text:p>
          </table:table-cell>
          <table:covered-table-cell table:number-columns-repeated="3" table:style-name="ce6" table:content-validation-name="val4"/>
          <table:covered-table-cell table:number-columns-repeated="4" table:style-name="ce15" table:content-validation-name="val4"/>
          <table:table-cell table:content-validation-name="val4" table:number-columns-repeated="1012"/>
        </table:table-row>
        <table:table-row table:style-name="ro2">
          <table:covered-table-cell table:style-name="ce6" table:content-validation-name="val4"/>
          <table:table-cell table:style-name="ce6" table:content-validation-name="val4" office:value-type="string" calcext:value-type="string">
            <text:p>Valor</text:p>
          </table:table-cell>
          <table:table-cell table:style-name="ce6" table:content-validation-name="val4" office:value-type="string" calcext:value-type="string">
            <text:p>Tempo (s)</text:p>
          </table:table-cell>
          <table:table-cell table:style-name="ce6" table:content-validation-name="val4" office:value-type="string" calcext:value-type="string">
            <text:p>Status</text:p>
          </table:table-cell>
          <table:table-cell table:style-name="ce6" table:content-validation-name="val4" office:value-type="string" calcext:value-type="string">
            <text:p>Melhor Solução</text:p>
          </table:table-cell>
          <table:table-cell table:style-name="ce5" table:content-validation-name="val4" office:value-type="string" calcext:value-type="string">
            <text:p>Solução Média</text:p>
          </table:table-cell>
          <table:table-cell table:style-name="ce6" table:content-validation-name="val4" office:value-type="string" calcext:value-type="string">
            <text:p>DVP Solução</text:p>
          </table:table-cell>
          <table:table-cell table:style-name="ce6" table:content-validation-name="val4" office:value-type="string" calcext:value-type="string">
            <text:p>Melhor Tempo</text:p>
          </table:table-cell>
          <table:table-cell table:style-name="ce6" table:content-validation-name="val4" office:value-type="string" calcext:value-type="string">
            <text:p>Tempo Médio</text:p>
          </table:table-cell>
          <table:table-cell table:style-name="ce6" table:content-validation-name="val4" office:value-type="string" calcext:value-type="string">
            <text:p>DVP Tempo</text:p>
          </table:table-cell>
          <table:table-cell table:style-name="ce6" table:content-validation-name="val4" office:value-type="string" calcext:value-type="string">
            <text:p>GAP/Best</text:p>
          </table:table-cell>
          <table:table-cell table:style-name="ce6" table:content-validation-name="val4" office:value-type="string" calcext:value-type="string">
            <text:p>GAP/Média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]" office:value-type="string" office:string-value="SOM-b_01_n100_m010" calcext:value-type="string">
            <text:p>SOM-b_01_n100_m010</text:p>
          </table:table-cell>
          <table:table-cell table:style-name="ce11" table:content-validation-name="val4" office:value-type="float" office:value="65" calcext:value-type="float">
            <text:p>65</text:p>
          </table:table-cell>
          <table:table-cell table:style-name="ce11" table:content-validation-name="val4" office:value-type="float" office:value="934.701" calcext:value-type="float">
            <text:p>934,70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];[$Main.D4];[$Main.F4];[$Main.H4];[$Main.J4];[$Main.L4];[$Main.N4];[$Main.P4];[$Main.R4];[$Main.T4])" office:value-type="float" office:value="65" calcext:value-type="float">
            <text:p>65</text:p>
          </table:table-cell>
          <table:table-cell table:style-name="ce18" table:content-validation-name="val4" table:formula="of:=AVERAGE([$Main.B4];[$Main.D4];[$Main.F4];[$Main.H4];[$Main.J4];[$Main.L4];[$Main.N4];[$Main.P4];[$Main.R4];[$Main.T4])" office:value-type="float" office:value="65" calcext:value-type="float">
            <text:p>65</text:p>
          </table:table-cell>
          <table:table-cell table:style-name="ce18" table:content-validation-name="val4" table:formula="of:=STDEV([$Main.B4];[$Main.D4];[$Main.F4];[$Main.H4];[$Main.J4];[$Main.L4];[$Main.N4];[$Main.P4];[$Main.R4];[$Main.T4])" office:value-type="float" office:value="0" calcext:value-type="float">
            <text:p>0</text:p>
          </table:table-cell>
          <table:table-cell table:style-name="ce18" table:content-validation-name="val4" table:formula="of:=MIN([$Main.C4];[$Main.E4];[$Main.G4];[$Main.I4];[$Main.K4];[$Main.M4];[$Main.O4];[$Main.Q4];[$Main.S4];[$Main.U4])" office:value-type="float" office:value="0.028312" calcext:value-type="float">
            <text:p>0,028312</text:p>
          </table:table-cell>
          <table:table-cell table:style-name="ce18" table:content-validation-name="val4" table:formula="of:=AVERAGE([$Main.C4];[$Main.E4];[$Main.G4];[$Main.I4];[$Main.K4];[$Main.M4];[$Main.O4];[$Main.Q4];[$Main.S4];[$Main.U4])" office:value-type="float" office:value="0.033411" calcext:value-type="float">
            <text:p>0,033411</text:p>
          </table:table-cell>
          <table:table-cell table:style-name="ce18" table:content-validation-name="val4" table:formula="of:=STDEV([$Main.C4];[$Main.E4];[$Main.G4];[$Main.I4];[$Main.K4];[$Main.M4];[$Main.O4];[$Main.Q4];[$Main.S4];[$Main.U4])" office:value-type="float" office:value="0.00316652690919668" calcext:value-type="float">
            <text:p>0,003167</text:p>
          </table:table-cell>
          <table:table-cell table:style-name="ce18" table:content-validation-name="val4" table:formula="of:=IF([.$B3]=0;0;(([.E3]-[.$B3])/[.$B3])*100)" office:value-type="float" office:value="0" calcext:value-type="float">
            <text:p>0</text:p>
          </table:table-cell>
          <table:table-cell table:style-name="ce18" table:content-validation-name="val4" table:formula="of:=IF([.$B3]=0;0;(([.F3]-[.$B3])/[.$B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]" office:value-type="string" office:string-value="SOM-b_02_n100_m020" calcext:value-type="string">
            <text:p>SOM-b_02_n100_m020</text:p>
          </table:table-cell>
          <table:table-cell table:style-name="ce11" table:content-validation-name="val4" office:value-type="float" office:value="521" calcext:value-type="float">
            <text:p>521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];[$Main.D5];[$Main.F5];[$Main.H5];[$Main.J5];[$Main.L5];[$Main.N5];[$Main.P5];[$Main.R5];[$Main.T5])" office:value-type="float" office:value="511" calcext:value-type="float">
            <text:p>511</text:p>
          </table:table-cell>
          <table:table-cell table:style-name="ce18" table:content-validation-name="val4" table:formula="of:=AVERAGE([$Main.B5];[$Main.D5];[$Main.F5];[$Main.H5];[$Main.J5];[$Main.L5];[$Main.N5];[$Main.P5];[$Main.R5];[$Main.T5])" office:value-type="float" office:value="513.4" calcext:value-type="float">
            <text:p>513,4</text:p>
          </table:table-cell>
          <table:table-cell table:style-name="ce18" table:content-validation-name="val4" table:formula="of:=STDEV([$Main.B5];[$Main.D5];[$Main.F5];[$Main.H5];[$Main.J5];[$Main.L5];[$Main.N5];[$Main.P5];[$Main.R5];[$Main.T5])" office:value-type="float" office:value="1.26491106406735" calcext:value-type="float">
            <text:p>1,264911</text:p>
          </table:table-cell>
          <table:table-cell table:style-name="ce18" table:content-validation-name="val4" table:formula="of:=MIN([$Main.C5];[$Main.E5];[$Main.G5];[$Main.I5];[$Main.K5];[$Main.M5];[$Main.O5];[$Main.Q5];[$Main.S5];[$Main.U5])" office:value-type="float" office:value="0.028694" calcext:value-type="float">
            <text:p>0,028694</text:p>
          </table:table-cell>
          <table:table-cell table:style-name="ce18" table:content-validation-name="val4" table:formula="of:=AVERAGE([$Main.C5];[$Main.E5];[$Main.G5];[$Main.I5];[$Main.K5];[$Main.M5];[$Main.O5];[$Main.Q5];[$Main.S5];[$Main.U5])" office:value-type="float" office:value="0.0342729" calcext:value-type="float">
            <text:p>0,034273</text:p>
          </table:table-cell>
          <table:table-cell table:style-name="ce18" table:content-validation-name="val4" table:formula="of:=STDEV([$Main.C5];[$Main.E5];[$Main.G5];[$Main.I5];[$Main.K5];[$Main.M5];[$Main.O5];[$Main.Q5];[$Main.S5];[$Main.U5])" office:value-type="float" office:value="0.0044371737864446" calcext:value-type="float">
            <text:p>0,004437</text:p>
          </table:table-cell>
          <table:table-cell table:style-name="ce18" table:content-validation-name="val4" table:formula="of:=IF([.$B4]=0;0;(([.E4]-[.$B4])/[.$B4])*100)" office:value-type="float" office:value="-1.91938579654511" calcext:value-type="float">
            <text:p>-1,919386</text:p>
          </table:table-cell>
          <table:table-cell table:style-name="ce18" table:content-validation-name="val4" table:formula="of:=IF([.$B4]=0;0;(([.F4]-[.$B4])/[.$B4])*100)" office:value-type="float" office:value="-1.45873320537428" calcext:value-type="float">
            <text:p>-1,45873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]" office:value-type="string" office:string-value="SOM-b_03_n100_m030" calcext:value-type="string">
            <text:p>SOM-b_03_n100_m030</text:p>
          </table:table-cell>
          <table:table-cell table:style-name="ce11" table:content-validation-name="val4" office:value-type="float" office:value="1423" calcext:value-type="float">
            <text:p>1423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6];[$Main.D6];[$Main.F6];[$Main.H6];[$Main.J6];[$Main.L6];[$Main.N6];[$Main.P6];[$Main.R6];[$Main.T6])" office:value-type="float" office:value="1423" calcext:value-type="float">
            <text:p>1423</text:p>
          </table:table-cell>
          <table:table-cell table:style-name="ce18" table:content-validation-name="val4" table:formula="of:=AVERAGE([$Main.B6];[$Main.D6];[$Main.F6];[$Main.H6];[$Main.J6];[$Main.L6];[$Main.N6];[$Main.P6];[$Main.R6];[$Main.T6])" office:value-type="float" office:value="1426.6" calcext:value-type="float">
            <text:p>1426,6</text:p>
          </table:table-cell>
          <table:table-cell table:style-name="ce18" table:content-validation-name="val4" table:formula="of:=STDEV([$Main.B6];[$Main.D6];[$Main.F6];[$Main.H6];[$Main.J6];[$Main.L6];[$Main.N6];[$Main.P6];[$Main.R6];[$Main.T6])" office:value-type="float" office:value="4.9486249493055" calcext:value-type="float">
            <text:p>4,948625</text:p>
          </table:table-cell>
          <table:table-cell table:style-name="ce18" table:content-validation-name="val4" table:formula="of:=MIN([$Main.C6];[$Main.E6];[$Main.G6];[$Main.I6];[$Main.K6];[$Main.M6];[$Main.O6];[$Main.Q6];[$Main.S6];[$Main.U6])" office:value-type="float" office:value="0.027409" calcext:value-type="float">
            <text:p>0,027409</text:p>
          </table:table-cell>
          <table:table-cell table:style-name="ce18" table:content-validation-name="val4" table:formula="of:=AVERAGE([$Main.C6];[$Main.E6];[$Main.G6];[$Main.I6];[$Main.K6];[$Main.M6];[$Main.O6];[$Main.Q6];[$Main.S6];[$Main.U6])" office:value-type="float" office:value="0.0415976" calcext:value-type="float">
            <text:p>0,041598</text:p>
          </table:table-cell>
          <table:table-cell table:style-name="ce18" table:content-validation-name="val4" table:formula="of:=STDEV([$Main.C6];[$Main.E6];[$Main.G6];[$Main.I6];[$Main.K6];[$Main.M6];[$Main.O6];[$Main.Q6];[$Main.S6];[$Main.U6])" office:value-type="float" office:value="0.0101338023707239" calcext:value-type="float">
            <text:p>0,010134</text:p>
          </table:table-cell>
          <table:table-cell table:style-name="ce18" table:content-validation-name="val4" table:formula="of:=IF([.$B5]=0;0;(([.E5]-[.$B5])/[.$B5])*100)" office:value-type="float" office:value="0" calcext:value-type="float">
            <text:p>0</text:p>
          </table:table-cell>
          <table:table-cell table:style-name="ce18" table:content-validation-name="val4" table:formula="of:=IF([.$B5]=0;0;(([.F5]-[.$B5])/[.$B5])*100)" office:value-type="float" office:value="0.252986647926909" calcext:value-type="float">
            <text:p>0,25298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]" office:value-type="string" office:string-value="SOM-b_04_n100_m040" calcext:value-type="string">
            <text:p>SOM-b_04_n100_m040</text:p>
          </table:table-cell>
          <table:table-cell table:style-name="ce11" table:content-validation-name="val4" office:value-type="float" office:value="2896" calcext:value-type="float">
            <text:p>2896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7];[$Main.D7];[$Main.F7];[$Main.H7];[$Main.J7];[$Main.L7];[$Main.N7];[$Main.P7];[$Main.R7];[$Main.T7])" office:value-type="float" office:value="2836" calcext:value-type="float">
            <text:p>2836</text:p>
          </table:table-cell>
          <table:table-cell table:style-name="ce18" table:content-validation-name="val4" table:formula="of:=AVERAGE([$Main.B7];[$Main.D7];[$Main.F7];[$Main.H7];[$Main.J7];[$Main.L7];[$Main.N7];[$Main.P7];[$Main.R7];[$Main.T7])" office:value-type="float" office:value="2840.8" calcext:value-type="float">
            <text:p>2840,8</text:p>
          </table:table-cell>
          <table:table-cell table:style-name="ce18" table:content-validation-name="val4" table:formula="of:=STDEV([$Main.B7];[$Main.D7];[$Main.F7];[$Main.H7];[$Main.J7];[$Main.L7];[$Main.N7];[$Main.P7];[$Main.R7];[$Main.T7])" office:value-type="float" office:value="2.14993539954628" calcext:value-type="float">
            <text:p>2,149935</text:p>
          </table:table-cell>
          <table:table-cell table:style-name="ce18" table:content-validation-name="val4" table:formula="of:=MIN([$Main.C7];[$Main.E7];[$Main.G7];[$Main.I7];[$Main.K7];[$Main.M7];[$Main.O7];[$Main.Q7];[$Main.S7];[$Main.U7])" office:value-type="float" office:value="0.03177" calcext:value-type="float">
            <text:p>0,03177</text:p>
          </table:table-cell>
          <table:table-cell table:style-name="ce18" table:content-validation-name="val4" table:formula="of:=AVERAGE([$Main.C7];[$Main.E7];[$Main.G7];[$Main.I7];[$Main.K7];[$Main.M7];[$Main.O7];[$Main.Q7];[$Main.S7];[$Main.U7])" office:value-type="float" office:value="0.04794" calcext:value-type="float">
            <text:p>0,04794</text:p>
          </table:table-cell>
          <table:table-cell table:style-name="ce18" table:content-validation-name="val4" table:formula="of:=STDEV([$Main.C7];[$Main.E7];[$Main.G7];[$Main.I7];[$Main.K7];[$Main.M7];[$Main.O7];[$Main.Q7];[$Main.S7];[$Main.U7])" office:value-type="float" office:value="0.00811504334211743" calcext:value-type="float">
            <text:p>0,008115</text:p>
          </table:table-cell>
          <table:table-cell table:style-name="ce18" table:content-validation-name="val4" table:formula="of:=IF([.$B6]=0;0;(([.E6]-[.$B6])/[.$B6])*100)" office:value-type="float" office:value="-2.07182320441989" calcext:value-type="float">
            <text:p>-2,071823</text:p>
          </table:table-cell>
          <table:table-cell table:style-name="ce18" table:content-validation-name="val4" table:formula="of:=IF([.$B6]=0;0;(([.F6]-[.$B6])/[.$B6])*100)" office:value-type="float" office:value="-1.90607734806629" calcext:value-type="float">
            <text:p>-1,90607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]" office:value-type="string" office:string-value="SOM-b_05_n200_m020" calcext:value-type="string">
            <text:p>SOM-b_05_n200_m020</text:p>
          </table:table-cell>
          <table:table-cell table:style-name="ce11" table:content-validation-name="val4" office:value-type="float" office:value="533" calcext:value-type="float">
            <text:p>533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8];[$Main.D8];[$Main.F8];[$Main.H8];[$Main.J8];[$Main.L8];[$Main.N8];[$Main.P8];[$Main.R8];[$Main.T8])" office:value-type="float" office:value="474" calcext:value-type="float">
            <text:p>474</text:p>
          </table:table-cell>
          <table:table-cell table:style-name="ce18" table:content-validation-name="val4" table:formula="of:=AVERAGE([$Main.B8];[$Main.D8];[$Main.F8];[$Main.H8];[$Main.J8];[$Main.L8];[$Main.N8];[$Main.P8];[$Main.R8];[$Main.T8])" office:value-type="float" office:value="477" calcext:value-type="float">
            <text:p>477</text:p>
          </table:table-cell>
          <table:table-cell table:style-name="ce18" table:content-validation-name="val4" table:formula="of:=STDEV([$Main.B8];[$Main.D8];[$Main.F8];[$Main.H8];[$Main.J8];[$Main.L8];[$Main.N8];[$Main.P8];[$Main.R8];[$Main.T8])" office:value-type="float" office:value="2.26077666104176" calcext:value-type="float">
            <text:p>2,260777</text:p>
          </table:table-cell>
          <table:table-cell table:style-name="ce18" table:content-validation-name="val4" table:formula="of:=MIN([$Main.C8];[$Main.E8];[$Main.G8];[$Main.I8];[$Main.K8];[$Main.M8];[$Main.O8];[$Main.Q8];[$Main.S8];[$Main.U8])" office:value-type="float" office:value="0.078029" calcext:value-type="float">
            <text:p>0,078029</text:p>
          </table:table-cell>
          <table:table-cell table:style-name="ce18" table:content-validation-name="val4" table:formula="of:=AVERAGE([$Main.C8];[$Main.E8];[$Main.G8];[$Main.I8];[$Main.K8];[$Main.M8];[$Main.O8];[$Main.Q8];[$Main.S8];[$Main.U8])" office:value-type="float" office:value="0.1316164" calcext:value-type="float">
            <text:p>0,131616</text:p>
          </table:table-cell>
          <table:table-cell table:style-name="ce18" table:content-validation-name="val4" table:formula="of:=STDEV([$Main.C8];[$Main.E8];[$Main.G8];[$Main.I8];[$Main.K8];[$Main.M8];[$Main.O8];[$Main.Q8];[$Main.S8];[$Main.U8])" office:value-type="float" office:value="0.0244542377431806" calcext:value-type="float">
            <text:p>0,024454</text:p>
          </table:table-cell>
          <table:table-cell table:style-name="ce18" table:content-validation-name="val4" table:formula="of:=IF([.$B7]=0;0;(([.E7]-[.$B7])/[.$B7])*100)" office:value-type="float" office:value="-11.0694183864916" calcext:value-type="float">
            <text:p>-11,069418</text:p>
          </table:table-cell>
          <table:table-cell table:style-name="ce18" table:content-validation-name="val4" table:formula="of:=IF([.$B7]=0;0;(([.F7]-[.$B7])/[.$B7])*100)" office:value-type="float" office:value="-10.5065666041276" calcext:value-type="float">
            <text:p>-10,50656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]" office:value-type="string" office:string-value="SOM-b_06_n200_m040" calcext:value-type="string">
            <text:p>SOM-b_06_n200_m040</text:p>
          </table:table-cell>
          <table:table-cell table:style-name="ce11" table:content-validation-name="val4" office:value-type="float" office:value="3042" calcext:value-type="float">
            <text:p>3042</text:p>
          </table:table-cell>
          <table:table-cell table:style-name="ce11" table:content-validation-name="val4" office:value-type="float" office:value="3600.04" calcext:value-type="float">
            <text:p>3600,04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9];[$Main.D9];[$Main.F9];[$Main.H9];[$Main.J9];[$Main.L9];[$Main.N9];[$Main.P9];[$Main.R9];[$Main.T9])" office:value-type="float" office:value="2564" calcext:value-type="float">
            <text:p>2564</text:p>
          </table:table-cell>
          <table:table-cell table:style-name="ce18" table:content-validation-name="val4" table:formula="of:=AVERAGE([$Main.B9];[$Main.D9];[$Main.F9];[$Main.H9];[$Main.J9];[$Main.L9];[$Main.N9];[$Main.P9];[$Main.R9];[$Main.T9])" office:value-type="float" office:value="2573" calcext:value-type="float">
            <text:p>2573</text:p>
          </table:table-cell>
          <table:table-cell table:style-name="ce18" table:content-validation-name="val4" table:formula="of:=STDEV([$Main.B9];[$Main.D9];[$Main.F9];[$Main.H9];[$Main.J9];[$Main.L9];[$Main.N9];[$Main.P9];[$Main.R9];[$Main.T9])" office:value-type="float" office:value="3.36650164612069" calcext:value-type="float">
            <text:p>3,366502</text:p>
          </table:table-cell>
          <table:table-cell table:style-name="ce18" table:content-validation-name="val4" table:formula="of:=MIN([$Main.C9];[$Main.E9];[$Main.G9];[$Main.I9];[$Main.K9];[$Main.M9];[$Main.O9];[$Main.Q9];[$Main.S9];[$Main.U9])" office:value-type="float" office:value="0.114677" calcext:value-type="float">
            <text:p>0,114677</text:p>
          </table:table-cell>
          <table:table-cell table:style-name="ce18" table:content-validation-name="val4" table:formula="of:=AVERAGE([$Main.C9];[$Main.E9];[$Main.G9];[$Main.I9];[$Main.K9];[$Main.M9];[$Main.O9];[$Main.Q9];[$Main.S9];[$Main.U9])" office:value-type="float" office:value="0.1486564" calcext:value-type="float">
            <text:p>0,148656</text:p>
          </table:table-cell>
          <table:table-cell table:style-name="ce18" table:content-validation-name="val4" table:formula="of:=STDEV([$Main.C9];[$Main.E9];[$Main.G9];[$Main.I9];[$Main.K9];[$Main.M9];[$Main.O9];[$Main.Q9];[$Main.S9];[$Main.U9])" office:value-type="float" office:value="0.0241623076767652" calcext:value-type="float">
            <text:p>0,024162</text:p>
          </table:table-cell>
          <table:table-cell table:style-name="ce18" table:content-validation-name="val4" table:formula="of:=IF([.$B8]=0;0;(([.E8]-[.$B8])/[.$B8])*100)" office:value-type="float" office:value="-15.7133464825773" calcext:value-type="float">
            <text:p>-15,713346</text:p>
          </table:table-cell>
          <table:table-cell table:style-name="ce18" table:content-validation-name="val4" table:formula="of:=IF([.$B8]=0;0;(([.F8]-[.$B8])/[.$B8])*100)" office:value-type="float" office:value="-15.4174884944116" calcext:value-type="float">
            <text:p>-15,41748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8]" office:value-type="string" office:string-value="SOM-b_07_n200_m060" calcext:value-type="string">
            <text:p>SOM-b_07_n200_m060</text:p>
          </table:table-cell>
          <table:table-cell table:style-name="ce11" table:content-validation-name="val4" office:value-type="float" office:value="7396" calcext:value-type="float">
            <text:p>7396</text:p>
          </table:table-cell>
          <table:table-cell table:style-name="ce11" table:content-validation-name="val4" office:value-type="float" office:value="3600.05" calcext:value-type="float">
            <text:p>3600,05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0];[$Main.D10];[$Main.F10];[$Main.H10];[$Main.J10];[$Main.L10];[$Main.N10];[$Main.P10];[$Main.R10];[$Main.T10])" office:value-type="float" office:value="6362" calcext:value-type="float">
            <text:p>6362</text:p>
          </table:table-cell>
          <table:table-cell table:style-name="ce18" table:content-validation-name="val4" table:formula="of:=AVERAGE([$Main.B10];[$Main.D10];[$Main.F10];[$Main.H10];[$Main.J10];[$Main.L10];[$Main.N10];[$Main.P10];[$Main.R10];[$Main.T10])" office:value-type="float" office:value="6372.4" calcext:value-type="float">
            <text:p>6372,4</text:p>
          </table:table-cell>
          <table:table-cell table:style-name="ce18" table:content-validation-name="val4" table:formula="of:=STDEV([$Main.B10];[$Main.D10];[$Main.F10];[$Main.H10];[$Main.J10];[$Main.L10];[$Main.N10];[$Main.P10];[$Main.R10];[$Main.T10])" office:value-type="float" office:value="6.56928881657334" calcext:value-type="float">
            <text:p>6,569289</text:p>
          </table:table-cell>
          <table:table-cell table:style-name="ce18" table:content-validation-name="val4" table:formula="of:=MIN([$Main.C10];[$Main.E10];[$Main.G10];[$Main.I10];[$Main.K10];[$Main.M10];[$Main.O10];[$Main.Q10];[$Main.S10];[$Main.U10])" office:value-type="float" office:value="0.122459" calcext:value-type="float">
            <text:p>0,122459</text:p>
          </table:table-cell>
          <table:table-cell table:style-name="ce18" table:content-validation-name="val4" table:formula="of:=AVERAGE([$Main.C10];[$Main.E10];[$Main.G10];[$Main.I10];[$Main.K10];[$Main.M10];[$Main.O10];[$Main.Q10];[$Main.S10];[$Main.U10])" office:value-type="float" office:value="0.179171" calcext:value-type="float">
            <text:p>0,179171</text:p>
          </table:table-cell>
          <table:table-cell table:style-name="ce18" table:content-validation-name="val4" table:formula="of:=STDEV([$Main.C10];[$Main.E10];[$Main.G10];[$Main.I10];[$Main.K10];[$Main.M10];[$Main.O10];[$Main.Q10];[$Main.S10];[$Main.U10])" office:value-type="float" office:value="0.0366236022076839" calcext:value-type="float">
            <text:p>0,036624</text:p>
          </table:table-cell>
          <table:table-cell table:style-name="ce18" table:content-validation-name="val4" table:formula="of:=IF([.$B9]=0;0;(([.E9]-[.$B9])/[.$B9])*100)" office:value-type="float" office:value="-13.980530016225" calcext:value-type="float">
            <text:p>-13,98053</text:p>
          </table:table-cell>
          <table:table-cell table:style-name="ce18" table:content-validation-name="val4" table:formula="of:=IF([.$B9]=0;0;(([.F9]-[.$B9])/[.$B9])*100)" office:value-type="float" office:value="-13.8399134667388" calcext:value-type="float">
            <text:p>-13,83991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9]" office:value-type="string" office:string-value="SOM-b_08_n200_m080" calcext:value-type="string">
            <text:p>SOM-b_08_n200_m080</text:p>
          </table:table-cell>
          <table:table-cell table:style-name="ce11" table:content-validation-name="val4" office:value-type="float" office:value="13730" calcext:value-type="float">
            <text:p>13730</text:p>
          </table:table-cell>
          <table:table-cell table:style-name="ce11" table:content-validation-name="val4" office:value-type="float" office:value="3600.04" calcext:value-type="float">
            <text:p>3600,04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1];[$Main.D11];[$Main.F11];[$Main.H11];[$Main.J11];[$Main.L11];[$Main.N11];[$Main.P11];[$Main.R11];[$Main.T11])" office:value-type="float" office:value="12344" calcext:value-type="float">
            <text:p>12344</text:p>
          </table:table-cell>
          <table:table-cell table:style-name="ce18" table:content-validation-name="val4" table:formula="of:=AVERAGE([$Main.B11];[$Main.D11];[$Main.F11];[$Main.H11];[$Main.J11];[$Main.L11];[$Main.N11];[$Main.P11];[$Main.R11];[$Main.T11])" office:value-type="float" office:value="12380.7" calcext:value-type="float">
            <text:p>12380,7</text:p>
          </table:table-cell>
          <table:table-cell table:style-name="ce18" table:content-validation-name="val4" table:formula="of:=STDEV([$Main.B11];[$Main.D11];[$Main.F11];[$Main.H11];[$Main.J11];[$Main.L11];[$Main.N11];[$Main.P11];[$Main.R11];[$Main.T11])" office:value-type="float" office:value="20.0834370675053" calcext:value-type="float">
            <text:p>20,083437</text:p>
          </table:table-cell>
          <table:table-cell table:style-name="ce18" table:content-validation-name="val4" table:formula="of:=MIN([$Main.C11];[$Main.E11];[$Main.G11];[$Main.I11];[$Main.K11];[$Main.M11];[$Main.O11];[$Main.Q11];[$Main.S11];[$Main.U11])" office:value-type="float" office:value="0.146188" calcext:value-type="float">
            <text:p>0,146188</text:p>
          </table:table-cell>
          <table:table-cell table:style-name="ce18" table:content-validation-name="val4" table:formula="of:=AVERAGE([$Main.C11];[$Main.E11];[$Main.G11];[$Main.I11];[$Main.K11];[$Main.M11];[$Main.O11];[$Main.Q11];[$Main.S11];[$Main.U11])" office:value-type="float" office:value="0.2055205" calcext:value-type="float">
            <text:p>0,205521</text:p>
          </table:table-cell>
          <table:table-cell table:style-name="ce18" table:content-validation-name="val4" table:formula="of:=STDEV([$Main.C11];[$Main.E11];[$Main.G11];[$Main.I11];[$Main.K11];[$Main.M11];[$Main.O11];[$Main.Q11];[$Main.S11];[$Main.U11])" office:value-type="float" office:value="0.029654309670865" calcext:value-type="float">
            <text:p>0,029654</text:p>
          </table:table-cell>
          <table:table-cell table:style-name="ce18" table:content-validation-name="val4" table:formula="of:=IF([.$B10]=0;0;(([.E10]-[.$B10])/[.$B10])*100)" office:value-type="float" office:value="-10.094683175528" calcext:value-type="float">
            <text:p>-10,094683</text:p>
          </table:table-cell>
          <table:table-cell table:style-name="ce18" table:content-validation-name="val4" table:formula="of:=IF([.$B10]=0;0;(([.F10]-[.$B10])/[.$B10])*100)" office:value-type="float" office:value="-9.82738528769118" calcext:value-type="float">
            <text:p>-9,82738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0]" office:value-type="string" office:string-value="SOM-b_09_n300_m030" calcext:value-type="string">
            <text:p>SOM-b_09_n300_m030</text:p>
          </table:table-cell>
          <table:table-cell table:style-name="ce11" table:content-validation-name="val4" office:value-type="float" office:value="1872" calcext:value-type="float">
            <text:p>1872</text:p>
          </table:table-cell>
          <table:table-cell table:style-name="ce11" table:content-validation-name="val4" office:value-type="float" office:value="3600.04" calcext:value-type="float">
            <text:p>3600,04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2];[$Main.D12];[$Main.F12];[$Main.H12];[$Main.J12];[$Main.L12];[$Main.N12];[$Main.P12];[$Main.R12];[$Main.T12])" office:value-type="float" office:value="1266" calcext:value-type="float">
            <text:p>1266</text:p>
          </table:table-cell>
          <table:table-cell table:style-name="ce18" table:content-validation-name="val4" table:formula="of:=AVERAGE([$Main.B12];[$Main.D12];[$Main.F12];[$Main.H12];[$Main.J12];[$Main.L12];[$Main.N12];[$Main.P12];[$Main.R12];[$Main.T12])" office:value-type="float" office:value="1267.1" calcext:value-type="float">
            <text:p>1267,1</text:p>
          </table:table-cell>
          <table:table-cell table:style-name="ce18" table:content-validation-name="val4" table:formula="of:=STDEV([$Main.B12];[$Main.D12];[$Main.F12];[$Main.H12];[$Main.J12];[$Main.L12];[$Main.N12];[$Main.P12];[$Main.R12];[$Main.T12])" office:value-type="float" office:value="2.07899548393502" calcext:value-type="float">
            <text:p>2,078995</text:p>
          </table:table-cell>
          <table:table-cell table:style-name="ce18" table:content-validation-name="val4" table:formula="of:=MIN([$Main.C12];[$Main.E12];[$Main.G12];[$Main.I12];[$Main.K12];[$Main.M12];[$Main.O12];[$Main.Q12];[$Main.S12];[$Main.U12])" office:value-type="float" office:value="0.406232" calcext:value-type="float">
            <text:p>0,406232</text:p>
          </table:table-cell>
          <table:table-cell table:style-name="ce18" table:content-validation-name="val4" table:formula="of:=AVERAGE([$Main.C12];[$Main.E12];[$Main.G12];[$Main.I12];[$Main.K12];[$Main.M12];[$Main.O12];[$Main.Q12];[$Main.S12];[$Main.U12])" office:value-type="float" office:value="0.4608495" calcext:value-type="float">
            <text:p>0,46085</text:p>
          </table:table-cell>
          <table:table-cell table:style-name="ce18" table:content-validation-name="val4" table:formula="of:=STDEV([$Main.C12];[$Main.E12];[$Main.G12];[$Main.I12];[$Main.K12];[$Main.M12];[$Main.O12];[$Main.Q12];[$Main.S12];[$Main.U12])" office:value-type="float" office:value="0.0350989030858991" calcext:value-type="float">
            <text:p>0,035099</text:p>
          </table:table-cell>
          <table:table-cell table:style-name="ce18" table:content-validation-name="val4" table:formula="of:=IF([.$B11]=0;0;(([.E11]-[.$B11])/[.$B11])*100)" office:value-type="float" office:value="-32.3717948717949" calcext:value-type="float">
            <text:p>-32,371795</text:p>
          </table:table-cell>
          <table:table-cell table:style-name="ce18" table:content-validation-name="val4" table:formula="of:=IF([.$B11]=0;0;(([.F11]-[.$B11])/[.$B11])*100)" office:value-type="float" office:value="-32.3130341880342" calcext:value-type="float">
            <text:p>-32,313034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1]" office:value-type="string" office:string-value="SOM-b_10_n300_m060" calcext:value-type="string">
            <text:p>SOM-b_10_n300_m060</text:p>
          </table:table-cell>
          <table:table-cell table:style-name="ce11" table:content-validation-name="val4" office:value-type="float" office:value="7643" calcext:value-type="float">
            <text:p>7643</text:p>
          </table:table-cell>
          <table:table-cell table:style-name="ce11" table:content-validation-name="val4" office:value-type="float" office:value="3600.05" calcext:value-type="float">
            <text:p>3600,05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3];[$Main.D13];[$Main.F13];[$Main.H13];[$Main.J13];[$Main.L13];[$Main.N13];[$Main.P13];[$Main.R13];[$Main.T13])" office:value-type="float" office:value="6187" calcext:value-type="float">
            <text:p>6187</text:p>
          </table:table-cell>
          <table:table-cell table:style-name="ce18" table:content-validation-name="val4" table:formula="of:=AVERAGE([$Main.B13];[$Main.D13];[$Main.F13];[$Main.H13];[$Main.J13];[$Main.L13];[$Main.N13];[$Main.P13];[$Main.R13];[$Main.T13])" office:value-type="float" office:value="6212.2" calcext:value-type="float">
            <text:p>6212,2</text:p>
          </table:table-cell>
          <table:table-cell table:style-name="ce18" table:content-validation-name="val4" table:formula="of:=STDEV([$Main.B13];[$Main.D13];[$Main.F13];[$Main.H13];[$Main.J13];[$Main.L13];[$Main.N13];[$Main.P13];[$Main.R13];[$Main.T13])" office:value-type="float" office:value="20.3076340325504" calcext:value-type="float">
            <text:p>20,307634</text:p>
          </table:table-cell>
          <table:table-cell table:style-name="ce18" table:content-validation-name="val4" table:formula="of:=MIN([$Main.C13];[$Main.E13];[$Main.G13];[$Main.I13];[$Main.K13];[$Main.M13];[$Main.O13];[$Main.Q13];[$Main.S13];[$Main.U13])" office:value-type="float" office:value="0.418749" calcext:value-type="float">
            <text:p>0,418749</text:p>
          </table:table-cell>
          <table:table-cell table:style-name="ce18" table:content-validation-name="val4" table:formula="of:=AVERAGE([$Main.C13];[$Main.E13];[$Main.G13];[$Main.I13];[$Main.K13];[$Main.M13];[$Main.O13];[$Main.Q13];[$Main.S13];[$Main.U13])" office:value-type="float" office:value="0.5164178" calcext:value-type="float">
            <text:p>0,516418</text:p>
          </table:table-cell>
          <table:table-cell table:style-name="ce18" table:content-validation-name="val4" table:formula="of:=STDEV([$Main.C13];[$Main.E13];[$Main.G13];[$Main.I13];[$Main.K13];[$Main.M13];[$Main.O13];[$Main.Q13];[$Main.S13];[$Main.U13])" office:value-type="float" office:value="0.0785892696220886" calcext:value-type="float">
            <text:p>0,078589</text:p>
          </table:table-cell>
          <table:table-cell table:style-name="ce18" table:content-validation-name="val4" table:formula="of:=IF([.$B12]=0;0;(([.E12]-[.$B12])/[.$B12])*100)" office:value-type="float" office:value="-19.0501112128745" calcext:value-type="float">
            <text:p>-19,050111</text:p>
          </table:table-cell>
          <table:table-cell table:style-name="ce18" table:content-validation-name="val4" table:formula="of:=IF([.$B12]=0;0;(([.F12]-[.$B12])/[.$B12])*100)" office:value-type="float" office:value="-18.7203977495748" calcext:value-type="float">
            <text:p>-18,72039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2]" office:value-type="string" office:string-value="SOM-b_11_n300_m090" calcext:value-type="string">
            <text:p>SOM-b_11_n300_m090</text:p>
          </table:table-cell>
          <table:table-cell table:style-name="ce11" table:content-validation-name="val4" office:value-type="float" office:value="17624" calcext:value-type="float">
            <text:p>17624</text:p>
          </table:table-cell>
          <table:table-cell table:style-name="ce11" table:content-validation-name="val4" office:value-type="float" office:value="3600.06" calcext:value-type="float">
            <text:p>3600,06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4];[$Main.D14];[$Main.F14];[$Main.H14];[$Main.J14];[$Main.L14];[$Main.N14];[$Main.P14];[$Main.R14];[$Main.T14])" office:value-type="float" office:value="15292" calcext:value-type="float">
            <text:p>15292</text:p>
          </table:table-cell>
          <table:table-cell table:style-name="ce18" table:content-validation-name="val4" table:formula="of:=AVERAGE([$Main.B14];[$Main.D14];[$Main.F14];[$Main.H14];[$Main.J14];[$Main.L14];[$Main.N14];[$Main.P14];[$Main.R14];[$Main.T14])" office:value-type="float" office:value="15317" calcext:value-type="float">
            <text:p>15317</text:p>
          </table:table-cell>
          <table:table-cell table:style-name="ce18" table:content-validation-name="val4" table:formula="of:=STDEV([$Main.B14];[$Main.D14];[$Main.F14];[$Main.H14];[$Main.J14];[$Main.L14];[$Main.N14];[$Main.P14];[$Main.R14];[$Main.T14])" office:value-type="float" office:value="14.6590889515307" calcext:value-type="float">
            <text:p>14,659089</text:p>
          </table:table-cell>
          <table:table-cell table:style-name="ce18" table:content-validation-name="val4" table:formula="of:=MIN([$Main.C14];[$Main.E14];[$Main.G14];[$Main.I14];[$Main.K14];[$Main.M14];[$Main.O14];[$Main.Q14];[$Main.S14];[$Main.U14])" office:value-type="float" office:value="0.481033" calcext:value-type="float">
            <text:p>0,481033</text:p>
          </table:table-cell>
          <table:table-cell table:style-name="ce18" table:content-validation-name="val4" table:formula="of:=AVERAGE([$Main.C14];[$Main.E14];[$Main.G14];[$Main.I14];[$Main.K14];[$Main.M14];[$Main.O14];[$Main.Q14];[$Main.S14];[$Main.U14])" office:value-type="float" office:value="0.5892281" calcext:value-type="float">
            <text:p>0,589228</text:p>
          </table:table-cell>
          <table:table-cell table:style-name="ce18" table:content-validation-name="val4" table:formula="of:=STDEV([$Main.C14];[$Main.E14];[$Main.G14];[$Main.I14];[$Main.K14];[$Main.M14];[$Main.O14];[$Main.Q14];[$Main.S14];[$Main.U14])" office:value-type="float" office:value="0.0693664658517837" calcext:value-type="float">
            <text:p>0,069366</text:p>
          </table:table-cell>
          <table:table-cell table:style-name="ce18" table:content-validation-name="val4" table:formula="of:=IF([.$B13]=0;0;(([.E13]-[.$B13])/[.$B13])*100)" office:value-type="float" office:value="-13.2319564230595" calcext:value-type="float">
            <text:p>-13,231956</text:p>
          </table:table-cell>
          <table:table-cell table:style-name="ce18" table:content-validation-name="val4" table:formula="of:=IF([.$B13]=0;0;(([.F13]-[.$B13])/[.$B13])*100)" office:value-type="float" office:value="-13.0901044030867" calcext:value-type="float">
            <text:p>-13,090104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3]" office:value-type="string" office:string-value="SOM-b_12_n300_m120" calcext:value-type="string">
            <text:p>SOM-b_12_n300_m120</text:p>
          </table:table-cell>
          <table:table-cell table:style-name="ce11" table:content-validation-name="val4" office:value-type="float" office:value="31891" calcext:value-type="float">
            <text:p>31891</text:p>
          </table:table-cell>
          <table:table-cell table:style-name="ce11" table:content-validation-name="val4" office:value-type="float" office:value="3600.06" calcext:value-type="float">
            <text:p>3600,06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5];[$Main.D15];[$Main.F15];[$Main.H15];[$Main.J15];[$Main.L15];[$Main.N15];[$Main.P15];[$Main.R15];[$Main.T15])" office:value-type="float" office:value="28800" calcext:value-type="float">
            <text:p>28800</text:p>
          </table:table-cell>
          <table:table-cell table:style-name="ce18" table:content-validation-name="val4" table:formula="of:=AVERAGE([$Main.B15];[$Main.D15];[$Main.F15];[$Main.H15];[$Main.J15];[$Main.L15];[$Main.N15];[$Main.P15];[$Main.R15];[$Main.T15])" office:value-type="float" office:value="28829.4" calcext:value-type="float">
            <text:p>28829,4</text:p>
          </table:table-cell>
          <table:table-cell table:style-name="ce18" table:content-validation-name="val4" table:formula="of:=STDEV([$Main.B15];[$Main.D15];[$Main.F15];[$Main.H15];[$Main.J15];[$Main.L15];[$Main.N15];[$Main.P15];[$Main.R15];[$Main.T15])" office:value-type="float" office:value="18.7806046524363" calcext:value-type="float">
            <text:p>18,780605</text:p>
          </table:table-cell>
          <table:table-cell table:style-name="ce18" table:content-validation-name="val4" table:formula="of:=MIN([$Main.C15];[$Main.E15];[$Main.G15];[$Main.I15];[$Main.K15];[$Main.M15];[$Main.O15];[$Main.Q15];[$Main.S15];[$Main.U15])" office:value-type="float" office:value="0.430245" calcext:value-type="float">
            <text:p>0,430245</text:p>
          </table:table-cell>
          <table:table-cell table:style-name="ce18" table:content-validation-name="val4" table:formula="of:=AVERAGE([$Main.C15];[$Main.E15];[$Main.G15];[$Main.I15];[$Main.K15];[$Main.M15];[$Main.O15];[$Main.Q15];[$Main.S15];[$Main.U15])" office:value-type="float" office:value="0.5992475" calcext:value-type="float">
            <text:p>0,599248</text:p>
          </table:table-cell>
          <table:table-cell table:style-name="ce18" table:content-validation-name="val4" table:formula="of:=STDEV([$Main.C15];[$Main.E15];[$Main.G15];[$Main.I15];[$Main.K15];[$Main.M15];[$Main.O15];[$Main.Q15];[$Main.S15];[$Main.U15])" office:value-type="float" office:value="0.117294909814014" calcext:value-type="float">
            <text:p>0,117295</text:p>
          </table:table-cell>
          <table:table-cell table:style-name="ce18" table:content-validation-name="val4" table:formula="of:=IF([.$B14]=0;0;(([.E14]-[.$B14])/[.$B14])*100)" office:value-type="float" office:value="-9.69238970242388" calcext:value-type="float">
            <text:p>-9,69239</text:p>
          </table:table-cell>
          <table:table-cell table:style-name="ce18" table:content-validation-name="val4" table:formula="of:=IF([.$B14]=0;0;(([.F14]-[.$B14])/[.$B14])*100)" office:value-type="float" office:value="-9.60020068357843" calcext:value-type="float">
            <text:p>-9,60020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4]" office:value-type="string" office:string-value="SOM-b_13_n400_m040" calcext:value-type="string">
            <text:p>SOM-b_13_n400_m040</text:p>
          </table:table-cell>
          <table:table-cell table:style-name="ce11" table:content-validation-name="val4" office:value-type="float" office:value="3317" calcext:value-type="float">
            <text:p>3317</text:p>
          </table:table-cell>
          <table:table-cell table:style-name="ce11" table:content-validation-name="val4" office:value-type="float" office:value="3600.08" calcext:value-type="float">
            <text:p>3600,08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6];[$Main.D16];[$Main.F16];[$Main.H16];[$Main.J16];[$Main.L16];[$Main.N16];[$Main.P16];[$Main.R16];[$Main.T16])" office:value-type="float" office:value="2366" calcext:value-type="float">
            <text:p>2366</text:p>
          </table:table-cell>
          <table:table-cell table:style-name="ce18" table:content-validation-name="val4" table:formula="of:=AVERAGE([$Main.B16];[$Main.D16];[$Main.F16];[$Main.H16];[$Main.J16];[$Main.L16];[$Main.N16];[$Main.P16];[$Main.R16];[$Main.T16])" office:value-type="float" office:value="2381.2" calcext:value-type="float">
            <text:p>2381,2</text:p>
          </table:table-cell>
          <table:table-cell table:style-name="ce18" table:content-validation-name="val4" table:formula="of:=STDEV([$Main.B16];[$Main.D16];[$Main.F16];[$Main.H16];[$Main.J16];[$Main.L16];[$Main.N16];[$Main.P16];[$Main.R16];[$Main.T16])" office:value-type="float" office:value="12.3180084970475" calcext:value-type="float">
            <text:p>12,318008</text:p>
          </table:table-cell>
          <table:table-cell table:style-name="ce18" table:content-validation-name="val4" table:formula="of:=MIN([$Main.C16];[$Main.E16];[$Main.G16];[$Main.I16];[$Main.K16];[$Main.M16];[$Main.O16];[$Main.Q16];[$Main.S16];[$Main.U16])" office:value-type="float" office:value="0.612283" calcext:value-type="float">
            <text:p>0,612283</text:p>
          </table:table-cell>
          <table:table-cell table:style-name="ce18" table:content-validation-name="val4" table:formula="of:=AVERAGE([$Main.C16];[$Main.E16];[$Main.G16];[$Main.I16];[$Main.K16];[$Main.M16];[$Main.O16];[$Main.Q16];[$Main.S16];[$Main.U16])" office:value-type="float" office:value="0.8081781" calcext:value-type="float">
            <text:p>0,808178</text:p>
          </table:table-cell>
          <table:table-cell table:style-name="ce18" table:content-validation-name="val4" table:formula="of:=STDEV([$Main.C16];[$Main.E16];[$Main.G16];[$Main.I16];[$Main.K16];[$Main.M16];[$Main.O16];[$Main.Q16];[$Main.S16];[$Main.U16])" office:value-type="float" office:value="0.126702117183442" calcext:value-type="float">
            <text:p>0,126702</text:p>
          </table:table-cell>
          <table:table-cell table:style-name="ce18" table:content-validation-name="val4" table:formula="of:=IF([.$B15]=0;0;(([.E15]-[.$B15])/[.$B15])*100)" office:value-type="float" office:value="-28.6704853783539" calcext:value-type="float">
            <text:p>-28,670485</text:p>
          </table:table-cell>
          <table:table-cell table:style-name="ce18" table:content-validation-name="val4" table:formula="of:=IF([.$B15]=0;0;(([.F15]-[.$B15])/[.$B15])*100)" office:value-type="float" office:value="-28.2122399758818" calcext:value-type="float">
            <text:p>-28,21224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5]" office:value-type="string" office:string-value="SOM-b_14_n400_m080" calcext:value-type="string">
            <text:p>SOM-b_14_n400_m080</text:p>
          </table:table-cell>
          <table:table-cell table:style-name="ce11" table:content-validation-name="val4" office:value-type="float" office:value="13978" calcext:value-type="float">
            <text:p>13978</text:p>
          </table:table-cell>
          <table:table-cell table:style-name="ce11" table:content-validation-name="val4" office:value-type="float" office:value="3600.1" calcext:value-type="float">
            <text:p>3600,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7];[$Main.D17];[$Main.F17];[$Main.H17];[$Main.J17];[$Main.L17];[$Main.N17];[$Main.P17];[$Main.R17];[$Main.T17])" office:value-type="float" office:value="11550" calcext:value-type="float">
            <text:p>11550</text:p>
          </table:table-cell>
          <table:table-cell table:style-name="ce18" table:content-validation-name="val4" table:formula="of:=AVERAGE([$Main.B17];[$Main.D17];[$Main.F17];[$Main.H17];[$Main.J17];[$Main.L17];[$Main.N17];[$Main.P17];[$Main.R17];[$Main.T17])" office:value-type="float" office:value="11628.5" calcext:value-type="float">
            <text:p>11628,5</text:p>
          </table:table-cell>
          <table:table-cell table:style-name="ce18" table:content-validation-name="val4" table:formula="of:=STDEV([$Main.B17];[$Main.D17];[$Main.F17];[$Main.H17];[$Main.J17];[$Main.L17];[$Main.N17];[$Main.P17];[$Main.R17];[$Main.T17])" office:value-type="float" office:value="29.9341870702305" calcext:value-type="float">
            <text:p>29,934187</text:p>
          </table:table-cell>
          <table:table-cell table:style-name="ce18" table:content-validation-name="val4" table:formula="of:=MIN([$Main.C17];[$Main.E17];[$Main.G17];[$Main.I17];[$Main.K17];[$Main.M17];[$Main.O17];[$Main.Q17];[$Main.S17];[$Main.U17])" office:value-type="float" office:value="0.722633" calcext:value-type="float">
            <text:p>0,722633</text:p>
          </table:table-cell>
          <table:table-cell table:style-name="ce18" table:content-validation-name="val4" table:formula="of:=AVERAGE([$Main.C17];[$Main.E17];[$Main.G17];[$Main.I17];[$Main.K17];[$Main.M17];[$Main.O17];[$Main.Q17];[$Main.S17];[$Main.U17])" office:value-type="float" office:value="0.9332046" calcext:value-type="float">
            <text:p>0,933205</text:p>
          </table:table-cell>
          <table:table-cell table:style-name="ce18" table:content-validation-name="val4" table:formula="of:=STDEV([$Main.C17];[$Main.E17];[$Main.G17];[$Main.I17];[$Main.K17];[$Main.M17];[$Main.O17];[$Main.Q17];[$Main.S17];[$Main.U17])" office:value-type="float" office:value="0.148215661834144" calcext:value-type="float">
            <text:p>0,148216</text:p>
          </table:table-cell>
          <table:table-cell table:style-name="ce18" table:content-validation-name="val4" table:formula="of:=IF([.$B16]=0;0;(([.E16]-[.$B16])/[.$B16])*100)" office:value-type="float" office:value="-17.370153097725" calcext:value-type="float">
            <text:p>-17,370153</text:p>
          </table:table-cell>
          <table:table-cell table:style-name="ce18" table:content-validation-name="val4" table:formula="of:=IF([.$B16]=0;0;(([.F16]-[.$B16])/[.$B16])*100)" office:value-type="float" office:value="-16.8085563027615" calcext:value-type="float">
            <text:p>-16,80855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6]" office:value-type="string" office:string-value="SOM-b_15_n400_m120" calcext:value-type="string">
            <text:p>SOM-b_15_n400_m120</text:p>
          </table:table-cell>
          <table:table-cell table:style-name="ce11" table:content-validation-name="val4" office:value-type="float" office:value="31820" calcext:value-type="float">
            <text:p>31820</text:p>
          </table:table-cell>
          <table:table-cell table:style-name="ce11" table:content-validation-name="val4" office:value-type="float" office:value="3600.08" calcext:value-type="float">
            <text:p>3600,08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8];[$Main.D18];[$Main.F18];[$Main.H18];[$Main.J18];[$Main.L18];[$Main.N18];[$Main.P18];[$Main.R18];[$Main.T18])" office:value-type="float" office:value="28077" calcext:value-type="float">
            <text:p>28077</text:p>
          </table:table-cell>
          <table:table-cell table:style-name="ce18" table:content-validation-name="val4" table:formula="of:=AVERAGE([$Main.B18];[$Main.D18];[$Main.F18];[$Main.H18];[$Main.J18];[$Main.L18];[$Main.N18];[$Main.P18];[$Main.R18];[$Main.T18])" office:value-type="float" office:value="28132.3" calcext:value-type="float">
            <text:p>28132,3</text:p>
          </table:table-cell>
          <table:table-cell table:style-name="ce18" table:content-validation-name="val4" table:formula="of:=STDEV([$Main.B18];[$Main.D18];[$Main.F18];[$Main.H18];[$Main.J18];[$Main.L18];[$Main.N18];[$Main.P18];[$Main.R18];[$Main.T18])" office:value-type="float" office:value="31.4820936759648" calcext:value-type="float">
            <text:p>31,482094</text:p>
          </table:table-cell>
          <table:table-cell table:style-name="ce18" table:content-validation-name="val4" table:formula="of:=MIN([$Main.C18];[$Main.E18];[$Main.G18];[$Main.I18];[$Main.K18];[$Main.M18];[$Main.O18];[$Main.Q18];[$Main.S18];[$Main.U18])" office:value-type="float" office:value="0.826348" calcext:value-type="float">
            <text:p>0,826348</text:p>
          </table:table-cell>
          <table:table-cell table:style-name="ce18" table:content-validation-name="val4" table:formula="of:=AVERAGE([$Main.C18];[$Main.E18];[$Main.G18];[$Main.I18];[$Main.K18];[$Main.M18];[$Main.O18];[$Main.Q18];[$Main.S18];[$Main.U18])" office:value-type="float" office:value="0.9784402" calcext:value-type="float">
            <text:p>0,97844</text:p>
          </table:table-cell>
          <table:table-cell table:style-name="ce18" table:content-validation-name="val4" table:formula="of:=STDEV([$Main.C18];[$Main.E18];[$Main.G18];[$Main.I18];[$Main.K18];[$Main.M18];[$Main.O18];[$Main.Q18];[$Main.S18];[$Main.U18])" office:value-type="float" office:value="0.10411044112309" calcext:value-type="float">
            <text:p>0,10411</text:p>
          </table:table-cell>
          <table:table-cell table:style-name="ce18" table:content-validation-name="val4" table:formula="of:=IF([.$B17]=0;0;(([.E17]-[.$B17])/[.$B17])*100)" office:value-type="float" office:value="-11.7630421118793" calcext:value-type="float">
            <text:p>-11,763042</text:p>
          </table:table-cell>
          <table:table-cell table:style-name="ce18" table:content-validation-name="val4" table:formula="of:=IF([.$B17]=0;0;(([.F17]-[.$B17])/[.$B17])*100)" office:value-type="float" office:value="-11.5892520427404" calcext:value-type="float">
            <text:p>-11,58925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7]" office:value-type="string" office:string-value="SOM-b_16_n400_m160" calcext:value-type="string">
            <text:p>SOM-b_16_n400_m160</text:p>
          </table:table-cell>
          <table:table-cell table:style-name="ce11" table:content-validation-name="val4" office:value-type="float" office:value="57290" calcext:value-type="float">
            <text:p>57290</text:p>
          </table:table-cell>
          <table:table-cell table:style-name="ce11" table:content-validation-name="val4" office:value-type="float" office:value="3600.09" calcext:value-type="float">
            <text:p>3600,09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9];[$Main.D19];[$Main.F19];[$Main.H19];[$Main.J19];[$Main.L19];[$Main.N19];[$Main.P19];[$Main.R19];[$Main.T19])" office:value-type="float" office:value="52101" calcext:value-type="float">
            <text:p>52101</text:p>
          </table:table-cell>
          <table:table-cell table:style-name="ce18" table:content-validation-name="val4" table:formula="of:=AVERAGE([$Main.B19];[$Main.D19];[$Main.F19];[$Main.H19];[$Main.J19];[$Main.L19];[$Main.N19];[$Main.P19];[$Main.R19];[$Main.T19])" office:value-type="float" office:value="52147.3" calcext:value-type="float">
            <text:p>52147,3</text:p>
          </table:table-cell>
          <table:table-cell table:style-name="ce18" table:content-validation-name="val4" table:formula="of:=STDEV([$Main.B19];[$Main.D19];[$Main.F19];[$Main.H19];[$Main.J19];[$Main.L19];[$Main.N19];[$Main.P19];[$Main.R19];[$Main.T19])" office:value-type="float" office:value="27.5400718146405" calcext:value-type="float">
            <text:p>27,540072</text:p>
          </table:table-cell>
          <table:table-cell table:style-name="ce18" table:content-validation-name="val4" table:formula="of:=MIN([$Main.C19];[$Main.E19];[$Main.G19];[$Main.I19];[$Main.K19];[$Main.M19];[$Main.O19];[$Main.Q19];[$Main.S19];[$Main.U19])" office:value-type="float" office:value="0.643819" calcext:value-type="float">
            <text:p>0,643819</text:p>
          </table:table-cell>
          <table:table-cell table:style-name="ce18" table:content-validation-name="val4" table:formula="of:=AVERAGE([$Main.C19];[$Main.E19];[$Main.G19];[$Main.I19];[$Main.K19];[$Main.M19];[$Main.O19];[$Main.Q19];[$Main.S19];[$Main.U19])" office:value-type="float" office:value="1.1467469" calcext:value-type="float">
            <text:p>1,146747</text:p>
          </table:table-cell>
          <table:table-cell table:style-name="ce18" table:content-validation-name="val4" table:formula="of:=STDEV([$Main.C19];[$Main.E19];[$Main.G19];[$Main.I19];[$Main.K19];[$Main.M19];[$Main.O19];[$Main.Q19];[$Main.S19];[$Main.U19])" office:value-type="float" office:value="0.187328167978877" calcext:value-type="float">
            <text:p>0,187328</text:p>
          </table:table-cell>
          <table:table-cell table:style-name="ce18" table:content-validation-name="val4" table:formula="of:=IF([.$B18]=0;0;(([.E18]-[.$B18])/[.$B18])*100)" office:value-type="float" office:value="-9.05742712515273" calcext:value-type="float">
            <text:p>-9,057427</text:p>
          </table:table-cell>
          <table:table-cell table:style-name="ce18" table:content-validation-name="val4" table:formula="of:=IF([.$B18]=0;0;(([.F18]-[.$B18])/[.$B18])*100)" office:value-type="float" office:value="-8.97661022866119" calcext:value-type="float">
            <text:p>-8,9766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8]" office:value-type="string" office:string-value="SOM-b_17_n500_m050" calcext:value-type="string">
            <text:p>SOM-b_17_n500_m050</text:p>
          </table:table-cell>
          <table:table-cell table:style-name="ce11" table:content-validation-name="val4" office:value-type="float" office:value="5294" calcext:value-type="float">
            <text:p>5294</text:p>
          </table:table-cell>
          <table:table-cell table:style-name="ce11" table:content-validation-name="val4" office:value-type="float" office:value="3600.13" calcext:value-type="float">
            <text:p>3600,13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0];[$Main.D20];[$Main.F20];[$Main.H20];[$Main.J20];[$Main.L20];[$Main.N20];[$Main.P20];[$Main.R20];[$Main.T20])" office:value-type="float" office:value="3946" calcext:value-type="float">
            <text:p>3946</text:p>
          </table:table-cell>
          <table:table-cell table:style-name="ce18" table:content-validation-name="val4" table:formula="of:=AVERAGE([$Main.B20];[$Main.D20];[$Main.F20];[$Main.H20];[$Main.J20];[$Main.L20];[$Main.N20];[$Main.P20];[$Main.R20];[$Main.T20])" office:value-type="float" office:value="3966.7" calcext:value-type="float">
            <text:p>3966,7</text:p>
          </table:table-cell>
          <table:table-cell table:style-name="ce18" table:content-validation-name="val4" table:formula="of:=STDEV([$Main.B20];[$Main.D20];[$Main.F20];[$Main.H20];[$Main.J20];[$Main.L20];[$Main.N20];[$Main.P20];[$Main.R20];[$Main.T20])" office:value-type="float" office:value="17.9446680412626" calcext:value-type="float">
            <text:p>17,944668</text:p>
          </table:table-cell>
          <table:table-cell table:style-name="ce18" table:content-validation-name="val4" table:formula="of:=MIN([$Main.C20];[$Main.E20];[$Main.G20];[$Main.I20];[$Main.K20];[$Main.M20];[$Main.O20];[$Main.Q20];[$Main.S20];[$Main.U20])" office:value-type="float" office:value="0.940311" calcext:value-type="float">
            <text:p>0,940311</text:p>
          </table:table-cell>
          <table:table-cell table:style-name="ce18" table:content-validation-name="val4" table:formula="of:=AVERAGE([$Main.C20];[$Main.E20];[$Main.G20];[$Main.I20];[$Main.K20];[$Main.M20];[$Main.O20];[$Main.Q20];[$Main.S20];[$Main.U20])" office:value-type="float" office:value="1.1665331" calcext:value-type="float">
            <text:p>1,166533</text:p>
          </table:table-cell>
          <table:table-cell table:style-name="ce18" table:content-validation-name="val4" table:formula="of:=STDEV([$Main.C20];[$Main.E20];[$Main.G20];[$Main.I20];[$Main.K20];[$Main.M20];[$Main.O20];[$Main.Q20];[$Main.S20];[$Main.U20])" office:value-type="float" office:value="0.142599696962784" calcext:value-type="float">
            <text:p>0,1426</text:p>
          </table:table-cell>
          <table:table-cell table:style-name="ce18" table:content-validation-name="val4" table:formula="of:=IF([.$B19]=0;0;(([.E19]-[.$B19])/[.$B19])*100)" office:value-type="float" office:value="-25.4627880619569" calcext:value-type="float">
            <text:p>-25,462788</text:p>
          </table:table-cell>
          <table:table-cell table:style-name="ce18" table:content-validation-name="val4" table:formula="of:=IF([.$B19]=0;0;(([.F19]-[.$B19])/[.$B19])*100)" office:value-type="float" office:value="-25.071779372875" calcext:value-type="float">
            <text:p>-25,07177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9]" office:value-type="string" office:string-value="SOM-b_18_n500_m100" calcext:value-type="string">
            <text:p>SOM-b_18_n500_m100</text:p>
          </table:table-cell>
          <table:table-cell table:style-name="ce11" table:content-validation-name="val4" office:value-type="float" office:value="22404" calcext:value-type="float">
            <text:p>22404</text:p>
          </table:table-cell>
          <table:table-cell table:style-name="ce11" table:content-validation-name="val4" office:value-type="float" office:value="3727.48" calcext:value-type="float">
            <text:p>3727,48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1];[$Main.D21];[$Main.F21];[$Main.H21];[$Main.J21];[$Main.L21];[$Main.N21];[$Main.P21];[$Main.R21];[$Main.T21])" office:value-type="float" office:value="18725" calcext:value-type="float">
            <text:p>18725</text:p>
          </table:table-cell>
          <table:table-cell table:style-name="ce18" table:content-validation-name="val4" table:formula="of:=AVERAGE([$Main.B21];[$Main.D21];[$Main.F21];[$Main.H21];[$Main.J21];[$Main.L21];[$Main.N21];[$Main.P21];[$Main.R21];[$Main.T21])" office:value-type="float" office:value="18766.2" calcext:value-type="float">
            <text:p>18766,2</text:p>
          </table:table-cell>
          <table:table-cell table:style-name="ce18" table:content-validation-name="val4" table:formula="of:=STDEV([$Main.B21];[$Main.D21];[$Main.F21];[$Main.H21];[$Main.J21];[$Main.L21];[$Main.N21];[$Main.P21];[$Main.R21];[$Main.T21])" office:value-type="float" office:value="31.2935918182763" calcext:value-type="float">
            <text:p>31,293592</text:p>
          </table:table-cell>
          <table:table-cell table:style-name="ce18" table:content-validation-name="val4" table:formula="of:=MIN([$Main.C21];[$Main.E21];[$Main.G21];[$Main.I21];[$Main.K21];[$Main.M21];[$Main.O21];[$Main.Q21];[$Main.S21];[$Main.U21])" office:value-type="float" office:value="0.985916" calcext:value-type="float">
            <text:p>0,985916</text:p>
          </table:table-cell>
          <table:table-cell table:style-name="ce18" table:content-validation-name="val4" table:formula="of:=AVERAGE([$Main.C21];[$Main.E21];[$Main.G21];[$Main.I21];[$Main.K21];[$Main.M21];[$Main.O21];[$Main.Q21];[$Main.S21];[$Main.U21])" office:value-type="float" office:value="1.3670166" calcext:value-type="float">
            <text:p>1,367017</text:p>
          </table:table-cell>
          <table:table-cell table:style-name="ce18" table:content-validation-name="val4" table:formula="of:=STDEV([$Main.C21];[$Main.E21];[$Main.G21];[$Main.I21];[$Main.K21];[$Main.M21];[$Main.O21];[$Main.Q21];[$Main.S21];[$Main.U21])" office:value-type="float" office:value="0.252543888155087" calcext:value-type="float">
            <text:p>0,252544</text:p>
          </table:table-cell>
          <table:table-cell table:style-name="ce18" table:content-validation-name="val4" table:formula="of:=IF([.$B20]=0;0;(([.E20]-[.$B20])/[.$B20])*100)" office:value-type="float" office:value="-16.421174790216" calcext:value-type="float">
            <text:p>-16,421175</text:p>
          </table:table-cell>
          <table:table-cell table:style-name="ce18" table:content-validation-name="val4" table:formula="of:=IF([.$B20]=0;0;(([.F20]-[.$B20])/[.$B20])*100)" office:value-type="float" office:value="-16.2372790573112" calcext:value-type="float">
            <text:p>-16,23727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0]" office:value-type="string" office:string-value="SOM-b_19_n500_m150" calcext:value-type="string">
            <text:p>SOM-b_19_n500_m150</text:p>
          </table:table-cell>
          <table:table-cell table:style-name="ce11" table:content-validation-name="val4" office:value-type="float" office:value="50204" calcext:value-type="float">
            <text:p>50204</text:p>
          </table:table-cell>
          <table:table-cell table:style-name="ce11" table:content-validation-name="val4" office:value-type="float" office:value="3839.53" calcext:value-type="float">
            <text:p>3839,53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2];[$Main.D22];[$Main.F22];[$Main.H22];[$Main.J22];[$Main.L22];[$Main.N22];[$Main.P22];[$Main.R22];[$Main.T22])" office:value-type="float" office:value="44584" calcext:value-type="float">
            <text:p>44584</text:p>
          </table:table-cell>
          <table:table-cell table:style-name="ce18" table:content-validation-name="val4" table:formula="of:=AVERAGE([$Main.B22];[$Main.D22];[$Main.F22];[$Main.H22];[$Main.J22];[$Main.L22];[$Main.N22];[$Main.P22];[$Main.R22];[$Main.T22])" office:value-type="float" office:value="44669.6" calcext:value-type="float">
            <text:p>44669,6</text:p>
          </table:table-cell>
          <table:table-cell table:style-name="ce18" table:content-validation-name="val4" table:formula="of:=STDEV([$Main.B22];[$Main.D22];[$Main.F22];[$Main.H22];[$Main.J22];[$Main.L22];[$Main.N22];[$Main.P22];[$Main.R22];[$Main.T22])" office:value-type="float" office:value="47.9240139294604" calcext:value-type="float">
            <text:p>47,924014</text:p>
          </table:table-cell>
          <table:table-cell table:style-name="ce18" table:content-validation-name="val4" table:formula="of:=MIN([$Main.C22];[$Main.E22];[$Main.G22];[$Main.I22];[$Main.K22];[$Main.M22];[$Main.O22];[$Main.Q22];[$Main.S22];[$Main.U22])" office:value-type="float" office:value="1.10427" calcext:value-type="float">
            <text:p>1,10427</text:p>
          </table:table-cell>
          <table:table-cell table:style-name="ce18" table:content-validation-name="val4" table:formula="of:=AVERAGE([$Main.C22];[$Main.E22];[$Main.G22];[$Main.I22];[$Main.K22];[$Main.M22];[$Main.O22];[$Main.Q22];[$Main.S22];[$Main.U22])" office:value-type="float" office:value="1.566288" calcext:value-type="float">
            <text:p>1,566288</text:p>
          </table:table-cell>
          <table:table-cell table:style-name="ce18" table:content-validation-name="val4" table:formula="of:=STDEV([$Main.C22];[$Main.E22];[$Main.G22];[$Main.I22];[$Main.K22];[$Main.M22];[$Main.O22];[$Main.Q22];[$Main.S22];[$Main.U22])" office:value-type="float" office:value="0.283699362855197" calcext:value-type="float">
            <text:p>0,283699</text:p>
          </table:table-cell>
          <table:table-cell table:style-name="ce18" table:content-validation-name="val4" table:formula="of:=IF([.$B21]=0;0;(([.E21]-[.$B21])/[.$B21])*100)" office:value-type="float" office:value="-11.1943271452474" calcext:value-type="float">
            <text:p>-11,194327</text:p>
          </table:table-cell>
          <table:table-cell table:style-name="ce18" table:content-validation-name="val4" table:formula="of:=IF([.$B21]=0;0;(([.F21]-[.$B21])/[.$B21])*100)" office:value-type="float" office:value="-11.0238228029639" calcext:value-type="float">
            <text:p>-11,02382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1]" office:value-type="string" office:string-value="SOM-b_20_n500_m200" calcext:value-type="string">
            <text:p>SOM-b_20_n500_m200</text:p>
          </table:table-cell>
          <table:table-cell table:style-name="ce11" table:content-validation-name="val4" office:value-type="float" office:value="89179" calcext:value-type="float">
            <text:p>89179</text:p>
          </table:table-cell>
          <table:table-cell table:style-name="ce11" table:content-validation-name="val4" office:value-type="float" office:value="3841.47" calcext:value-type="float">
            <text:p>3841,47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3];[$Main.D23];[$Main.F23];[$Main.H23];[$Main.J23];[$Main.L23];[$Main.N23];[$Main.P23];[$Main.R23];[$Main.T23])" office:value-type="float" office:value="82256" calcext:value-type="float">
            <text:p>82256</text:p>
          </table:table-cell>
          <table:table-cell table:style-name="ce18" table:content-validation-name="val4" table:formula="of:=AVERAGE([$Main.B23];[$Main.D23];[$Main.F23];[$Main.H23];[$Main.J23];[$Main.L23];[$Main.N23];[$Main.P23];[$Main.R23];[$Main.T23])" office:value-type="float" office:value="82316" calcext:value-type="float">
            <text:p>82316</text:p>
          </table:table-cell>
          <table:table-cell table:style-name="ce18" table:content-validation-name="val4" table:formula="of:=STDEV([$Main.B23];[$Main.D23];[$Main.F23];[$Main.H23];[$Main.J23];[$Main.L23];[$Main.N23];[$Main.P23];[$Main.R23];[$Main.T23])" office:value-type="float" office:value="30.4302481094059" calcext:value-type="float">
            <text:p>30,430248</text:p>
          </table:table-cell>
          <table:table-cell table:style-name="ce18" table:content-validation-name="val4" table:formula="of:=MIN([$Main.C23];[$Main.E23];[$Main.G23];[$Main.I23];[$Main.K23];[$Main.M23];[$Main.O23];[$Main.Q23];[$Main.S23];[$Main.U23])" office:value-type="float" office:value="1.1637" calcext:value-type="float">
            <text:p>1,1637</text:p>
          </table:table-cell>
          <table:table-cell table:style-name="ce18" table:content-validation-name="val4" table:formula="of:=AVERAGE([$Main.C23];[$Main.E23];[$Main.G23];[$Main.I23];[$Main.K23];[$Main.M23];[$Main.O23];[$Main.Q23];[$Main.S23];[$Main.U23])" office:value-type="float" office:value="1.749587" calcext:value-type="float">
            <text:p>1,749587</text:p>
          </table:table-cell>
          <table:table-cell table:style-name="ce18" table:content-validation-name="val4" table:formula="of:=STDEV([$Main.C23];[$Main.E23];[$Main.G23];[$Main.I23];[$Main.K23];[$Main.M23];[$Main.O23];[$Main.Q23];[$Main.S23];[$Main.U23])" office:value-type="float" office:value="0.270206084973427" calcext:value-type="float">
            <text:p>0,270206</text:p>
          </table:table-cell>
          <table:table-cell table:style-name="ce18" table:content-validation-name="val4" table:formula="of:=IF([.$B22]=0;0;(([.E22]-[.$B22])/[.$B22])*100)" office:value-type="float" office:value="-7.76303838347593" calcext:value-type="float">
            <text:p>-7,763038</text:p>
          </table:table-cell>
          <table:table-cell table:style-name="ce18" table:content-validation-name="val4" table:formula="of:=IF([.$B22]=0;0;(([.F22]-[.$B22])/[.$B22])*100)" office:value-type="float" office:value="-7.69575796992566" calcext:value-type="float">
            <text:p>-7,695758</text:p>
          </table:table-cell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Somatório</text:p>
          </table:table-cell>
          <table:table-cell table:style-name="ce16" table:content-validation-name="val4"/>
          <table:table-cell table:style-name="ce16" table:content-validation-name="val4" table:formula="of:=SUM([.C3:.C22])" office:value-type="float" office:value="69944.031" calcext:value-type="float">
            <text:p>69944,031</text:p>
          </table:table-cell>
          <table:table-cell table:style-name="ce16" table:content-validation-name="val4" table:formula="of:=SUM([.D3:.D22])" office:value-type="float" office:value="19" calcext:value-type="float">
            <text:p>19</text:p>
          </table:table-cell>
          <table:table-cell table:style-name="ce16" table:content-validation-name="val4" table:number-columns-repeated="3"/>
          <table:table-cell table:style-name="ce16" table:content-validation-name="val4" table:formula="of:=SUM([.H3:.H22])" office:value-type="float" office:value="9.313077" calcext:value-type="float">
            <text:p>9,313077</text:p>
          </table:table-cell>
          <table:table-cell table:style-name="ce16" table:content-validation-name="val4" table:formula="of:=SUM([.I3:.I22])" office:value-type="float" office:value="12.7039232" calcext:value-type="float">
            <text:p>12,703923</text:p>
          </table:table-cell>
          <table:table-cell table:style-name="ce16" table:content-validation-name="val4" table:number-columns-repeated="3"/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Média</text:p>
          </table:table-cell>
          <table:table-cell table:style-name="ce16" table:content-validation-name="val4" table:formula="of:=AVERAGE([.B3:.B22])" office:value-type="float" office:value="18106.1" calcext:value-type="float">
            <text:p>18106,1</text:p>
          </table:table-cell>
          <table:table-cell table:style-name="ce16" table:content-validation-name="val4" table:formula="of:=AVERAGE([.C3:.C22])" office:value-type="float" office:value="3497.20155" calcext:value-type="float">
            <text:p>3497,20155</text:p>
          </table:table-cell>
          <table:table-cell table:style-name="ce16" table:content-validation-name="val4" table:formula="of:=AVERAGE([.D3:.D22])" office:value-type="float" office:value="0.95" calcext:value-type="float">
            <text:p>0,95</text:p>
          </table:table-cell>
          <table:table-cell table:style-name="ce16" table:content-validation-name="val4" table:formula="of:=AVERAGE([.E3:.E22])" office:value-type="float" office:value="16086.45" calcext:value-type="float">
            <text:p>16086,45</text:p>
          </table:table-cell>
          <table:table-cell table:style-name="ce16" table:content-validation-name="val4" table:formula="of:=AVERAGE([.F3:.F22])" office:value-type="float" office:value="16114.12" calcext:value-type="float">
            <text:p>16114,12</text:p>
          </table:table-cell>
          <table:table-cell table:style-name="ce16" table:content-validation-name="val4" table:formula="of:=AVERAGE([.G3:.G22])" office:value-type="float" office:value="16.266834084045" calcext:value-type="float">
            <text:p>16,266834</text:p>
          </table:table-cell>
          <table:table-cell table:style-name="ce16" table:content-validation-name="val4" table:formula="of:=AVERAGE([.H3:.H22])" office:value-type="float" office:value="0.46565385" calcext:value-type="float">
            <text:p>0,465654</text:p>
          </table:table-cell>
          <table:table-cell table:style-name="ce16" table:content-validation-name="val4" table:formula="of:=AVERAGE([.I3:.I22])" office:value-type="float" office:value="0.63519616" calcext:value-type="float">
            <text:p>0,635196</text:p>
          </table:table-cell>
          <table:table-cell table:style-name="ce16" table:content-validation-name="val4" table:formula="of:=AVERAGE([.J3:.J22])" office:value-type="float" office:value="0.0978250986573405" calcext:value-type="float">
            <text:p>0,097825</text:p>
          </table:table-cell>
          <table:table-cell table:style-name="ce16" table:content-validation-name="val4" table:formula="of:=AVERAGE([.K3:.K22])" office:value-type="float" office:value="-12.8448937682973" calcext:value-type="float">
            <text:p>-12,844894</text:p>
          </table:table-cell>
          <table:table-cell table:style-name="ce16" table:content-validation-name="val4" table:formula="of:=AVERAGE([.L3:.L22])" office:value-type="float" office:value="-12.6021106267939" calcext:value-type="float">
            <text:p>-12,602111</text:p>
          </table:table-cell>
          <table:table-cell table:content-validation-name="val4" table:number-columns-repeated="1012"/>
        </table:table-row>
        <table:table-row table:style-name="ro2" table:visibility="collapse" table:number-rows-repeated="1046572">
          <table:table-cell table:content-validation-name="val4" table:number-columns-repeated="1024"/>
        </table:table-row>
        <table:table-row table:style-name="ro3" table:visibility="collapse" table:number-rows-repeated="1979">
          <table:table-cell table:content-validation-name="val4" table:number-columns-repeated="1024"/>
        </table:table-row>
        <table:table-row table:style-name="ro3" table:visibility="collapse">
          <table:table-cell table:content-validation-name="val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3" loext:exponent-interval="1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Definido pelo usuário">
      <number:number number:decimal-places="6" loext:min-decimal-places="0" number:min-integer-digits="1" number:decimal-replacement="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4" loext:min-decimal-places="0" number:min-integer-digits="0" number:decimal-replacement="" number:grouping="true"/>
    </number:number-style>
    <number:number-style style:name="N116">
      <number:number number:decimal-places="6" loext:min-decimal-places="0" number:min-integer-digits="0" number:decimal-replacement="" number:grouping="true"/>
    </number:number-style>
    <number:number-style style:name="N117">
      <number:number number:decimal-places="6" loext:min-decimal-places="0" number:min-integer-digits="1" number:decimal-replacement="" number:grouping="true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6" loext:min-decimal-places="0" number:min-integer-digits="0" number:decimal-replacement=""/>
    </number:number-style>
    <number:number-style style:name="N120">
      <number:number number:decimal-places="4" loext:min-decimal-places="0" number:min-integer-digits="0" number:decimal-replacement=""/>
    </number:number-style>
    <number:number-style style:name="N121">
      <number:number number:decimal-places="7" loext:min-decimal-places="0" number:min-integer-digits="1" number:decimal-replacement="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 style:data-style-name="N61"/>
    <style:style style:name="Sem_20_título2" style:display-name="Sem título2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4:54:02.2510106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Nomes_20_de_20_arquivos" style:display-name="PageStyle_Nomes de 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ocordyceps</meta:initial-creator>
    <meta:creation-date>2018-04-24T21:47:43</meta:creation-date>
    <dc:date>2020-06-17T14:55:13.179812518</dc:date>
    <meta:generator>LibreOffice/6.1.5.2$Linux_X86_64 LibreOffice_project/10$Build-2</meta:generator>
    <meta:editing-duration>PT10H52M44S</meta:editing-duration>
    <meta:editing-cycles>124</meta:editing-cycles>
    <meta:document-statistic meta:table-count="3" meta:cell-count="7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